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1.5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3.52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5.82cm"/>
    </style:style>
    <style:style style:name="co11" style:family="table-column">
      <style:table-column-properties fo:break-before="auto" style:column-width="14.004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49cm" fo:break-before="auto" style:use-optimal-row-height="true"/>
    </style:style>
    <style:style style:name="ro7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3deb3d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515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99ff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99ff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630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3b3b3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deb3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 style:data-style-name="N5000"/>
    <style:style style:name="ce18" style:family="table-cell" style:parent-style-name="Default" style:data-style-name="N5000">
      <style:table-cell-properties fo:background-color="#3deb3d"/>
    </style:style>
    <style:style style:name="ce19" style:family="table-cell" style:parent-style-name="Default" style:data-style-name="N5000">
      <style:table-cell-properties fo:background-color="transparent"/>
    </style:style>
    <style:style style:name="ce20" style:family="table-cell" style:parent-style-name="Default" style:data-style-name="N5000">
      <style:table-cell-properties fo:background-color="#00ffff"/>
    </style:style>
    <style:style style:name="ce21" style:family="table-cell" style:parent-style-name="Default" style:data-style-name="N5000">
      <style:text-properties style:font-name="Arial" style:font-name-asian="DejaVu Sans" style:font-name-complex="DejaVu Sans"/>
    </style:style>
    <style:style style:name="ce22" style:family="table-cell" style:parent-style-name="Default" style:data-style-name="N5000">
      <style:table-cell-properties fo:background-color="#3deb3d"/>
      <style:text-properties style:font-name="Arial" style:font-name-asian="DejaVu Sans" style:font-name-complex="DejaVu Sans"/>
    </style:style>
    <style:style style:name="ce23" style:family="table-cell" style:parent-style-name="Default" style:data-style-name="N5000">
      <style:table-cell-properties fo:background-color="#00ffff"/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Default"/>
        <table:table-column table:style-name="co11" table:default-cell-style-name="Default"/>
        <table:table-column table:style-name="co1" table:number-columns-repeated="1009" table:default-cell-style-name="Default"/>
        <table:table-row table:style-name="ro4">
          <table:table-cell table:style-name="ce1" office:value-type="string" table:number-columns-spanned="4" table:number-rows-spanned="1">
            <text:p>Data source: <text:a xlink:href="http://en.wikipedia.org/wiki/OBD-II_PIDs">http://en.wikipedia.org/wiki/OBD-II_PIDs</text:a></text:p>
          </table:table-cell>
          <table:covered-table-cell table:style-name="ce2"/>
          <table:covered-table-cell table:style-name="ce2"/>
          <table:covered-table-cell table:style-name="ce2"/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2" office:value-type="string">
            <text:p>Mode</text:p>
            <text:p>(hex)</text:p>
          </table:table-cell>
          <table:table-cell table:style-name="ce2" office:value-type="string">
            <text:p>PID</text:p>
            <text:p>(hex)</text:p>
          </table:table-cell>
          <table:table-cell table:style-name="ce2" office:value-type="string">
            <text:p>Data bytes returned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Min value</text:p>
          </table:table-cell>
          <table:table-cell table:style-name="ce2" office:value-type="string">
            <text:p>Max value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Formula</text:p>
          </table:table-cell>
          <table:table-cell office:value-type="string">
            <text:p>Byte</text:p>
          </table:table-cell>
          <table:table-cell office:value-type="string">
            <text:p>len</text:p>
          </table:table-cell>
          <table:table-cell office:value-type="string">
            <text:p>multiplier</text:p>
          </table:table-cell>
          <table:table-cell office:value-type="string">
            <text:p>offset</text:p>
          </table:table-cell>
          <table:table-cell office:value-type="string">
            <text:p>Schummel_addon</text:p>
          </table:table-cell>
          <table:table-cell office:value-type="string">
            <text:p>createCall</text:p>
          </table:table-cell>
          <table:table-cell office:value-type="string">
            <text:p>CalcNumPid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[01 - 20]</text:p>
          </table:table-cell>
          <table:table-cell table:style-name="ce6" table:number-columns-repeated="3"/>
          <table:table-cell table:style-name="ce7" office:value-type="string">
            <text:p>Bit encoded [A7..D0] == [PID 0x01..PID 0x20]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nitor status since DTCs cleared. (Includes malfunction indicator lamp (MIL) status and number of DTCs.)</text:p>
          </table:table-cell>
          <table:table-cell table:style-name="ce6" table:number-columns-repeated="3"/>
          <table:table-cell table:style-name="ce8" office:value-type="string">
            <text:p>Bit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Freeze <text:a xlink:href="http://en.wikipedia.org/wiki/Diagnostic_Trouble_Code">DTC</text:a></text:p>
          </table:table-cell>
          <table:table-cell table:style-name="ce6" table:number-columns-repeated="3"/>
          <table:table-cell table:style-name="ce9"/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system status</text:p>
          </table:table-cell>
          <table:table-cell table:style-name="ce6" table:number-columns-repeated="3"/>
          <table:table-cell table:style-name="ce10" office:value-type="string">
            <text:p>Bit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alculated engine load val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2" office:value-type="float" office:value="1">
            <text:p>1</text:p>
          </table:table-cell>
          <table:table-cell table:formula="of:=100/255" office:value-type="float" office:value="0.392156862745098">
            <text:p>0.392156862745098</text:p>
          </table:table-cell>
          <table:table-cell office:value-type="float" office:value="0">
            <text:p>0</text:p>
          </table:table-cell>
          <table:table-cell/>
          <table:table-cell table:formula="of:=IF([.I7]&lt;&gt;&quot;&quot;;&quot;createCall(availPIDs, 0x&quot;&amp; [.M7]&amp; [.B7]&amp;&quot;,&quot;&quot;&quot;&amp;[.D7]&amp;&quot;&quot;&quot;, &quot;&quot;getNumPIDs&quot;&quot;)&quot;;&quot;&quot;)" office:value-type="string" office:string-value="createCall(availPIDs, 0x4,&quot;Calculated engine load value&quot;, &quot;getNumPIDs&quot;)">
            <text:p>createCall(availPIDs, 0x4,"Calculated engine load value", "getNumPIDs")</text:p>
          </table:table-cell>
          <table:table-cell table:style-name="ce21" table:formula="of:=IF([.I7]&lt;&gt;&quot;&quot;;&quot;id0x&quot;&amp;[.M7]&amp;[.B7]&amp;&quot; = { byte = &quot;&amp;[.I7]&amp;&quot; , size =  &quot;&amp;[.J7]&amp;&quot; , mult = &quot;&amp;TEXT([.K7];&quot;0.############&quot;)&amp;&quot; , offset = &quot;&amp;TEXT([.L7];&quot;0.##############&quot;)&amp;&quot;, unit = &quot;&quot;&quot;&amp;[.G7]&amp;&quot;&quot;&quot;} ,&quot;;&quot;&quot;)" office:value-type="string" office:string-value="id0x4 = { byte = 1 , size =  1 , mult = 0.392156862745 , offset = 0, unit = &quot; %&quot;} ,">
            <text:p>id0x4 = { byte = 1 , size = <text:s/>1 , mult = 0.392156862745 , offset = 0, unit = " %"} ,</text:p>
          </table:table-cell>
          <table:table-cell table:number-columns-repeated="100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ngine coolant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/>
          <table:table-cell table:formula="of:=IF([.I8]&lt;&gt;&quot;&quot;;&quot;createCall(availPIDs, 0x&quot;&amp; [.M8]&amp; [.B8]&amp;&quot;,&quot;&quot;&quot;&amp;[.D8]&amp;&quot;&quot;&quot;, &quot;&quot;getNumPIDs&quot;&quot;)&quot;;&quot;&quot;)" office:value-type="string" office:string-value="createCall(availPIDs, 0x5,&quot;Engine coolant temperature&quot;, &quot;getNumPIDs&quot;)">
            <text:p>createCall(availPIDs, 0x5,"Engine coolant temperature", "getNumPIDs")</text:p>
          </table:table-cell>
          <table:table-cell table:style-name="ce21" table:formula="of:=IF([.I8]&lt;&gt;&quot;&quot;;&quot;id0x&quot;&amp;[.M8]&amp;[.B8]&amp;&quot; = { byte = &quot;&amp;[.I8]&amp;&quot; , size =  &quot;&amp;[.J8]&amp;&quot; , mult = &quot;&amp;TEXT([.K8];&quot;0.############&quot;)&amp;&quot; , offset = &quot;&amp;TEXT([.L8];&quot;0.##############&quot;)&amp;&quot;, unit = &quot;&quot;&quot;&amp;[.G8]&amp;&quot;&quot;&quot;} ,&quot;;&quot;&quot;)" office:value-type="string" office:string-value="id0x5 = { byte = 1 , size =  1 , mult = 1 , offset = -40, unit = &quot;°C&quot;} ,">
            <text:p>id0x5 = { byte = 1 , size = <text:s/>1 , mult = 1 , offset = -40, unit = "°C"} ,</text:p>
          </table:table-cell>
          <table:table-cell table:number-columns-repeated="100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hort term fuel % trim—Bank 1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9]&lt;&gt;&quot;&quot;;&quot;createCall(availPIDs, 0x&quot;&amp; [.M9]&amp; [.B9]&amp;&quot;,&quot;&quot;&quot;&amp;[.D9]&amp;&quot;&quot;&quot;, &quot;&quot;getNumPIDs&quot;&quot;)&quot;;&quot;&quot;)" office:value-type="string" office:string-value="createCall(availPIDs, 0x6,&quot;Short term fuel % trim—Bank 1&quot;, &quot;getNumPIDs&quot;)">
            <text:p>createCall(availPIDs, 0x6,"Short term fuel % trim—Bank 1", "getNumPIDs")</text:p>
          </table:table-cell>
          <table:table-cell table:style-name="ce21" table:formula="of:=IF([.I9]&lt;&gt;&quot;&quot;;&quot;id0x&quot;&amp;[.M9]&amp;[.B9]&amp;&quot; = { byte = &quot;&amp;[.I9]&amp;&quot; , size =  &quot;&amp;[.J9]&amp;&quot; , mult = &quot;&amp;TEXT([.K9];&quot;0.############&quot;)&amp;&quot; , offset = &quot;&amp;TEXT([.L9];&quot;0.##############&quot;)&amp;&quot;, unit = &quot;&quot;&quot;&amp;[.G9]&amp;&quot;&quot;&quot;} ,&quot;;&quot;&quot;)" office:value-type="string" office:string-value="id0x6 = { byte = 1 , size =  1 , mult = 0.78125 , offset = -100, unit = &quot; %&quot;} ,">
            <text:p>id0x6 = { byte = 1 , size = <text:s/>1 , mult = 0.78125 , offset = -100, unit = " %"} ,</text:p>
          </table:table-cell>
          <table:table-cell table:number-columns-repeated="100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ng term fuel % trim—Bank 1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0]&lt;&gt;&quot;&quot;;&quot;createCall(availPIDs, 0x&quot;&amp; [.M10]&amp; [.B10]&amp;&quot;,&quot;&quot;&quot;&amp;[.D10]&amp;&quot;&quot;&quot;, &quot;&quot;getNumPIDs&quot;&quot;)&quot;;&quot;&quot;)" office:value-type="string" office:string-value="createCall(availPIDs, 0x7,&quot;Long term fuel % trim—Bank 1&quot;, &quot;getNumPIDs&quot;)">
            <text:p>createCall(availPIDs, 0x7,"Long term fuel % trim—Bank 1", "getNumPIDs")</text:p>
          </table:table-cell>
          <table:table-cell table:style-name="ce21" table:formula="of:=IF([.I10]&lt;&gt;&quot;&quot;;&quot;id0x&quot;&amp;[.M10]&amp;[.B10]&amp;&quot; = { byte = &quot;&amp;[.I10]&amp;&quot; , size =  &quot;&amp;[.J10]&amp;&quot; , mult = &quot;&amp;TEXT([.K10];&quot;0.############&quot;)&amp;&quot; , offset = &quot;&amp;TEXT([.L10];&quot;0.##############&quot;)&amp;&quot;, unit = &quot;&quot;&quot;&amp;[.G10]&amp;&quot;&quot;&quot;} ,&quot;;&quot;&quot;)" office:value-type="string" office:string-value="id0x7 = { byte = 1 , size =  1 , mult = 0.78125 , offset = -100, unit = &quot; %&quot;} ,">
            <text:p>id0x7 = { byte = 1 , size = <text:s/>1 , mult = 0.78125 , offset = -100, unit = " %"} ,</text:p>
          </table:table-cell>
          <table:table-cell table:number-columns-repeated="100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hort term fuel % trim—Bank 2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1]&lt;&gt;&quot;&quot;;&quot;createCall(availPIDs, 0x&quot;&amp; [.M11]&amp; [.B11]&amp;&quot;,&quot;&quot;&quot;&amp;[.D11]&amp;&quot;&quot;&quot;, &quot;&quot;getNumPIDs&quot;&quot;)&quot;;&quot;&quot;)" office:value-type="string" office:string-value="createCall(availPIDs, 0x8,&quot;Short term fuel % trim—Bank 2&quot;, &quot;getNumPIDs&quot;)">
            <text:p>createCall(availPIDs, 0x8,"Short term fuel % trim—Bank 2", "getNumPIDs")</text:p>
          </table:table-cell>
          <table:table-cell table:style-name="ce21" table:formula="of:=IF([.I11]&lt;&gt;&quot;&quot;;&quot;id0x&quot;&amp;[.M11]&amp;[.B11]&amp;&quot; = { byte = &quot;&amp;[.I11]&amp;&quot; , size =  &quot;&amp;[.J11]&amp;&quot; , mult = &quot;&amp;TEXT([.K11];&quot;0.############&quot;)&amp;&quot; , offset = &quot;&amp;TEXT([.L11];&quot;0.##############&quot;)&amp;&quot;, unit = &quot;&quot;&quot;&amp;[.G11]&amp;&quot;&quot;&quot;} ,&quot;;&quot;&quot;)" office:value-type="string" office:string-value="id0x8 = { byte = 1 , size =  1 , mult = 0.78125 , offset = -100, unit = &quot; %&quot;} ,">
            <text:p>id0x8 = { byte = 1 , size = <text:s/>1 , mult = 0.78125 , offset = -100, unit = " %"} ,</text:p>
          </table:table-cell>
          <table:table-cell table:number-columns-repeated="100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ong term fuel % trim—Bank 2</text:p>
          </table:table-cell>
          <table:table-cell table:style-name="ce3" office:value-type="string">
            <text:p>-100 (Rich)</text:p>
          </table:table-cell>
          <table:table-cell table:style-name="ce3" office:value-type="string">
            <text:p>99.22 (Lean)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A-128) * 100/128</text:p>
          </table:table-cell>
          <table:table-cell table:number-columns-repeated="2" office:value-type="float" office:value="1">
            <text:p>1</text:p>
          </table:table-cell>
          <table:table-cell table:formula="of:=100/128" office:value-type="float" office:value="0.78125">
            <text:p>0.78125</text:p>
          </table:table-cell>
          <table:table-cell office:value-type="float" office:value="-100">
            <text:p>-100</text:p>
          </table:table-cell>
          <table:table-cell/>
          <table:table-cell table:formula="of:=IF([.I12]&lt;&gt;&quot;&quot;;&quot;createCall(availPIDs, 0x&quot;&amp; [.M12]&amp; [.B12]&amp;&quot;,&quot;&quot;&quot;&amp;[.D12]&amp;&quot;&quot;&quot;, &quot;&quot;getNumPIDs&quot;&quot;)&quot;;&quot;&quot;)" office:value-type="string" office:string-value="createCall(availPIDs, 0x9,&quot;Long term fuel % trim—Bank 2&quot;, &quot;getNumPIDs&quot;)">
            <text:p>createCall(availPIDs, 0x9,"Long term fuel % trim—Bank 2", "getNumPIDs")</text:p>
          </table:table-cell>
          <table:table-cell table:style-name="ce21" table:formula="of:=IF([.I12]&lt;&gt;&quot;&quot;;&quot;id0x&quot;&amp;[.M12]&amp;[.B12]&amp;&quot; = { byte = &quot;&amp;[.I12]&amp;&quot; , size =  &quot;&amp;[.J12]&amp;&quot; , mult = &quot;&amp;TEXT([.K12];&quot;0.############&quot;)&amp;&quot; , offset = &quot;&amp;TEXT([.L12];&quot;0.##############&quot;)&amp;&quot;, unit = &quot;&quot;&quot;&amp;[.G12]&amp;&quot;&quot;&quot;} ,&quot;;&quot;&quot;)" office:value-type="string" office:string-value="id0x9 = { byte = 1 , size =  1 , mult = 0.78125 , offset = -100, unit = &quot; %&quot;} ,">
            <text:p>id0x9 = { byte = 1 , size = <text:s/>1 , mult = 0.78125 , offset = -100, unit = " %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765">
            <text:p>765</text:p>
          </table:table-cell>
          <table:table-cell table:style-name="ce3" office:value-type="string">
            <text:p>kPa (gauge)</text:p>
          </table:table-cell>
          <table:table-cell table:style-name="ce3" office:value-type="string">
            <text:p>A*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formula="of:=IF([.I13]&lt;&gt;&quot;&quot;;&quot;createCall(availPIDs, 0x&quot;&amp; [.M13]&amp; [.B13]&amp;&quot;,&quot;&quot;&quot;&amp;[.D13]&amp;&quot;&quot;&quot;, &quot;&quot;getNumPIDs&quot;&quot;)&quot;;&quot;&quot;)" office:value-type="string" office:string-value="createCall(availPIDs, 0x0A,&quot;Fuel pressure&quot;, &quot;getNumPIDs&quot;)">
            <text:p>createCall(availPIDs, 0x0A,"Fuel pressure", "getNumPIDs")</text:p>
          </table:table-cell>
          <table:table-cell table:style-name="ce21" table:formula="of:=IF([.I13]&lt;&gt;&quot;&quot;;&quot;id0x&quot;&amp;[.M13]&amp;[.B13]&amp;&quot; = { byte = &quot;&amp;[.I13]&amp;&quot; , size =  &quot;&amp;[.J13]&amp;&quot; , mult = &quot;&amp;TEXT([.K13];&quot;0.############&quot;)&amp;&quot; , offset = &quot;&amp;TEXT([.L13];&quot;0.##############&quot;)&amp;&quot;, unit = &quot;&quot;&quot;&amp;[.G13]&amp;&quot;&quot;&quot;} ,&quot;;&quot;&quot;)" office:value-type="string" office:string-value="id0x0A = { byte = 1 , size =  1 , mult = 3 , offset = 0, unit = &quot;kPa (gauge)&quot;} ,">
            <text:p>id0x0A = { byte = 1 , size = <text:s/>1 , mult = 3 , offset = 0, unit = "kPa (gauge)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0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ntake manifold absolute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Pa (absolute)</text:p>
          </table:table-cell>
          <table:table-cell table:style-name="ce3"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I14]&lt;&gt;&quot;&quot;;&quot;createCall(availPIDs, 0x&quot;&amp; [.M14]&amp; [.B14]&amp;&quot;,&quot;&quot;&quot;&amp;[.D14]&amp;&quot;&quot;&quot;, &quot;&quot;getNumPIDs&quot;&quot;)&quot;;&quot;&quot;)" office:value-type="string" office:string-value="createCall(availPIDs, 0x0B,&quot;Intake manifold absolute pressure&quot;, &quot;getNumPIDs&quot;)">
            <text:p>createCall(availPIDs, 0x0B,"Intake manifold absolute pressure", "getNumPIDs")</text:p>
          </table:table-cell>
          <table:table-cell table:style-name="ce21" table:formula="of:=IF([.I14]&lt;&gt;&quot;&quot;;&quot;id0x&quot;&amp;[.M14]&amp;[.B14]&amp;&quot; = { byte = &quot;&amp;[.I14]&amp;&quot; , size =  &quot;&amp;[.J14]&amp;&quot; , mult = &quot;&amp;TEXT([.K14];&quot;0.############&quot;)&amp;&quot; , offset = &quot;&amp;TEXT([.L14];&quot;0.##############&quot;)&amp;&quot;, unit = &quot;&quot;&quot;&amp;[.G14]&amp;&quot;&quot;&quot;} ,&quot;;&quot;&quot;)" office:value-type="string" office:string-value="id0x0B = { byte = 1 , size =  1 , mult = 1 , offset = 0, unit = &quot;kPa (absolute)&quot;} ,">
            <text:p>id0x0B = { byte = 1 , size = <text:s/>1 , mult = 1 , offset = 0, unit = "kPa (absolute)"} ,</text:p>
          </table:table-cell>
          <table:table-cell table:number-columns-repeated="100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0C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Engine RPM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16,383.75</text:p>
          </table:table-cell>
          <table:table-cell table:style-name="ce3" office:value-type="string">
            <text:p>rpm</text:p>
          </table:table-cell>
          <table:table-cell table:style-name="ce3" office:value-type="string">
            <text:p>((A*256)+B)/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/>
          <table:table-cell table:formula="of:=IF([.I15]&lt;&gt;&quot;&quot;;&quot;createCall(availPIDs, 0x&quot;&amp; [.M15]&amp; [.B15]&amp;&quot;,&quot;&quot;&quot;&amp;[.D15]&amp;&quot;&quot;&quot;, &quot;&quot;getNumPIDs&quot;&quot;)&quot;;&quot;&quot;)" office:value-type="string" office:string-value="createCall(availPIDs, 0x0C,&quot;Engine RPM&quot;, &quot;getNumPIDs&quot;)">
            <text:p>createCall(availPIDs, 0x0C,"Engine RPM", "getNumPIDs")</text:p>
          </table:table-cell>
          <table:table-cell table:style-name="ce21" table:formula="of:=IF([.I15]&lt;&gt;&quot;&quot;;&quot;id0x&quot;&amp;[.M15]&amp;[.B15]&amp;&quot; = { byte = &quot;&amp;[.I15]&amp;&quot; , size =  &quot;&amp;[.J15]&amp;&quot; , mult = &quot;&amp;TEXT([.K15];&quot;0.############&quot;)&amp;&quot; , offset = &quot;&amp;TEXT([.L15];&quot;0.##############&quot;)&amp;&quot;, unit = &quot;&quot;&quot;&amp;[.G15]&amp;&quot;&quot;&quot;} ,&quot;;&quot;&quot;)" office:value-type="string" office:string-value="id0x0C = { byte = 1 , size =  2 , mult = 0.25 , offset = 0, unit = &quot;rpm&quot;} ,">
            <text:p>id0x0C = { byte = 1 , size = <text:s/>2 , mult = 0.25 , offset = 0, unit = "rpm"} ,</text:p>
          </table:table-cell>
          <table:table-cell table:number-columns-repeated="100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0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Vehicle spe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5">
            <text:p>255</text:p>
          </table:table-cell>
          <table:table-cell table:style-name="ce3" office:value-type="string">
            <text:p>km/h</text:p>
          </table:table-cell>
          <table:table-cell table:style-name="ce3" office:value-type="string">
            <text:p>A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IF([.I16]&lt;&gt;&quot;&quot;;&quot;createCall(availPIDs, 0x&quot;&amp; [.M16]&amp; [.B16]&amp;&quot;,&quot;&quot;&quot;&amp;[.D16]&amp;&quot;&quot;&quot;, &quot;&quot;getNumPIDs&quot;&quot;)&quot;;&quot;&quot;)" office:value-type="string" office:string-value="createCall(availPIDs, 0x0D,&quot;Vehicle speed&quot;, &quot;getNumPIDs&quot;)">
            <text:p>createCall(availPIDs, 0x0D,"Vehicle speed", "getNumPIDs")</text:p>
          </table:table-cell>
          <table:table-cell table:style-name="ce21" table:formula="of:=IF([.I16]&lt;&gt;&quot;&quot;;&quot;id0x&quot;&amp;[.M16]&amp;[.B16]&amp;&quot; = { byte = &quot;&amp;[.I16]&amp;&quot; , size =  &quot;&amp;[.J16]&amp;&quot; , mult = &quot;&amp;TEXT([.K16];&quot;0.############&quot;)&amp;&quot; , offset = &quot;&amp;TEXT([.L16];&quot;0.##############&quot;)&amp;&quot;, unit = &quot;&quot;&quot;&amp;[.G16]&amp;&quot;&quot;&quot;} ,&quot;;&quot;&quot;)" office:value-type="string" office:string-value="id0x0D = { byte = 1 , size =  1 , mult = 1 , offset = 0, unit = &quot;km/h&quot;} ,">
            <text:p>id0x0D = { byte = 1 , size = <text:s/>1 , mult = 1 , offset = 0, unit = "km/h"} ,</text:p>
          </table:table-cell>
          <table:table-cell table:number-columns-repeated="100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0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iming advance</text:p>
          </table:table-cell>
          <table:table-cell table:style-name="ce3" office:value-type="float" office:value="-64">
            <text:p>-64</text:p>
          </table:table-cell>
          <table:table-cell table:style-name="ce3" office:value-type="string">
            <text:p>63.5</text:p>
          </table:table-cell>
          <table:table-cell table:style-name="ce3" office:value-type="string">
            <text:p>° relative to #1 cylinder</text:p>
          </table:table-cell>
          <table:table-cell table:style-name="ce3" office:value-type="string">
            <text:p>A/2 - 64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-64">
            <text:p>-64</text:p>
          </table:table-cell>
          <table:table-cell/>
          <table:table-cell table:formula="of:=IF([.I17]&lt;&gt;&quot;&quot;;&quot;createCall(availPIDs, 0x&quot;&amp; [.M17]&amp; [.B17]&amp;&quot;,&quot;&quot;&quot;&amp;[.D17]&amp;&quot;&quot;&quot;, &quot;&quot;getNumPIDs&quot;&quot;)&quot;;&quot;&quot;)" office:value-type="string" office:string-value="createCall(availPIDs, 0x0E,&quot;Timing advance&quot;, &quot;getNumPIDs&quot;)">
            <text:p>createCall(availPIDs, 0x0E,"Timing advance", "getNumPIDs")</text:p>
          </table:table-cell>
          <table:table-cell table:style-name="ce21" table:formula="of:=IF([.I17]&lt;&gt;&quot;&quot;;&quot;id0x&quot;&amp;[.M17]&amp;[.B17]&amp;&quot; = { byte = &quot;&amp;[.I17]&amp;&quot; , size =  &quot;&amp;[.J17]&amp;&quot; , mult = &quot;&amp;TEXT([.K17];&quot;0.############&quot;)&amp;&quot; , offset = &quot;&amp;TEXT([.L17];&quot;0.##############&quot;)&amp;&quot;, unit = &quot;&quot;&quot;&amp;[.G17]&amp;&quot;&quot;&quot;} ,&quot;;&quot;&quot;)" office:value-type="string" office:string-value="id0x0E = { byte = 1 , size =  1 , mult = 0.5 , offset = -64, unit = &quot;° relative to #1 cylinder&quot;} ,">
            <text:p>id0x0E = { byte = 1 , size = <text:s/>1 , mult = 0.5 , offset = -64, unit = "° relative to #1 cylinder"} ,</text:p>
          </table:table-cell>
          <table:table-cell table:number-columns-repeated="100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0F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Intake air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-40">
            <text:p>-40</text:p>
          </table:table-cell>
          <table:table-cell/>
          <table:table-cell table:formula="of:=IF([.I18]&lt;&gt;&quot;&quot;;&quot;createCall(availPIDs, 0x&quot;&amp; [.M18]&amp; [.B18]&amp;&quot;,&quot;&quot;&quot;&amp;[.D18]&amp;&quot;&quot;&quot;, &quot;&quot;getNumPIDs&quot;&quot;)&quot;;&quot;&quot;)" office:value-type="string" office:string-value="createCall(availPIDs, 0x0F,&quot;Intake air temperature&quot;, &quot;getNumPIDs&quot;)">
            <text:p>createCall(availPIDs, 0x0F,"Intake air temperature", "getNumPIDs")</text:p>
          </table:table-cell>
          <table:table-cell table:style-name="ce21" table:formula="of:=IF([.I18]&lt;&gt;&quot;&quot;;&quot;id0x&quot;&amp;[.M18]&amp;[.B18]&amp;&quot; = { byte = &quot;&amp;[.I18]&amp;&quot; , size =  &quot;&amp;[.J18]&amp;&quot; , mult = &quot;&amp;TEXT([.K18];&quot;0.############&quot;)&amp;&quot; , offset = &quot;&amp;TEXT([.L18];&quot;0.##############&quot;)&amp;&quot;, unit = &quot;&quot;&quot;&amp;[.G18]&amp;&quot;&quot;&quot;} ,&quot;;&quot;&quot;)" office:value-type="string" office:string-value="id0x0F = { byte = 1 , size =  1 , mult = 1 , offset = -40, unit = &quot;°C&quot;} ,">
            <text:p>id0x0F = { byte = 1 , size = <text:s/>1 , mult = 1 , offset = -40, unit = "°C"} ,</text:p>
          </table:table-cell>
          <table:table-cell table:number-columns-repeated="100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MAF air flow rat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655.35</text:p>
          </table:table-cell>
          <table:table-cell table:style-name="ce3" office:value-type="string">
            <text:p>g/s</text:p>
          </table:table-cell>
          <table:table-cell table:style-name="ce3" office:value-type="string">
            <text:p>((A*256)+B) / 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/>
          <table:table-cell table:formula="of:=IF([.I19]&lt;&gt;&quot;&quot;;&quot;createCall(availPIDs, 0x&quot;&amp; [.M19]&amp; [.B19]&amp;&quot;,&quot;&quot;&quot;&amp;[.D19]&amp;&quot;&quot;&quot;, &quot;&quot;getNumPIDs&quot;&quot;)&quot;;&quot;&quot;)" office:value-type="string" office:string-value="createCall(availPIDs, 0x10,&quot;MAF air flow rate&quot;, &quot;getNumPIDs&quot;)">
            <text:p>createCall(availPIDs, 0x10,"MAF air flow rate", "getNumPIDs")</text:p>
          </table:table-cell>
          <table:table-cell table:style-name="ce21" table:formula="of:=IF([.I19]&lt;&gt;&quot;&quot;;&quot;id0x&quot;&amp;[.M19]&amp;[.B19]&amp;&quot; = { byte = &quot;&amp;[.I19]&amp;&quot; , size =  &quot;&amp;[.J19]&amp;&quot; , mult = &quot;&amp;TEXT([.K19];&quot;0.############&quot;)&amp;&quot; , offset = &quot;&amp;TEXT([.L19];&quot;0.##############&quot;)&amp;&quot;, unit = &quot;&quot;&quot;&amp;[.G19]&amp;&quot;&quot;&quot;} ,&quot;;&quot;&quot;)" office:value-type="string" office:string-value="id0x10 = { byte = 1 , size =  2 , mult = 0.01 , offset = 0, unit = &quot;g/s&quot;} ,">
            <text:p>id0x10 = { byte = 1 , size = <text:s/>2 , mult = 0.01 , offset = 0, unit = "g/s"} ,</text:p>
          </table:table-cell>
          <table:table-cell table:number-columns-repeated="100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hrottle positi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2" office:value-type="float" office:value="1">
            <text:p>1</text:p>
          </table:table-cell>
          <table:table-cell table:formula="of:=100/255" office:value-type="float" office:value="0.392156862745098">
            <text:p>0.392156862745098</text:p>
          </table:table-cell>
          <table:table-cell office:value-type="float" office:value="0">
            <text:p>0</text:p>
          </table:table-cell>
          <table:table-cell/>
          <table:table-cell table:formula="of:=IF([.I20]&lt;&gt;&quot;&quot;;&quot;createCall(availPIDs, 0x&quot;&amp; [.M20]&amp; [.B20]&amp;&quot;,&quot;&quot;&quot;&amp;[.D20]&amp;&quot;&quot;&quot;, &quot;&quot;getNumPIDs&quot;&quot;)&quot;;&quot;&quot;)" office:value-type="string" office:string-value="createCall(availPIDs, 0x11,&quot;Throttle position&quot;, &quot;getNumPIDs&quot;)">
            <text:p>createCall(availPIDs, 0x11,"Throttle position", "getNumPIDs")</text:p>
          </table:table-cell>
          <table:table-cell table:style-name="ce21" table:formula="of:=IF([.I20]&lt;&gt;&quot;&quot;;&quot;id0x&quot;&amp;[.M20]&amp;[.B20]&amp;&quot; = { byte = &quot;&amp;[.I20]&amp;&quot; , size =  &quot;&amp;[.J20]&amp;&quot; , mult = &quot;&amp;TEXT([.K20];&quot;0.############&quot;)&amp;&quot; , offset = &quot;&amp;TEXT([.L20];&quot;0.##############&quot;)&amp;&quot;, unit = &quot;&quot;&quot;&amp;[.G20]&amp;&quot;&quot;&quot;} ,&quot;;&quot;&quot;)" office:value-type="string" office:string-value="id0x11 = { byte = 1 , size =  1 , mult = 0.392156862745 , offset = 0, unit = &quot; %&quot;} ,">
            <text:p>id0x11 = { byte = 1 , size = <text:s/>1 , mult = 0.392156862745 , offset = 0, unit = " %"} ,</text:p>
          </table:table-cell>
          <table:table-cell table:number-columns-repeated="1009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secondary air status</text:p>
          </table:table-cell>
          <table:table-cell table:style-name="ce6" table:number-columns-repeated="2"/>
          <table:table-cell table:style-name="ce6"/>
          <table:table-cell table:style-name="ce11" office:value-type="string">
            <text:p>Bit encoded. <text:a xlink:href="http://en.wikipedia.org/wiki/OBD-II_PIDs#Bitwise_encoded_PIDs">See below.</text:a></text:p>
          </table:table-cell>
          <table:table-cell table:number-columns-repeated="5"/>
          <table:table-cell table:formula="of:=IF([.I21]&lt;&gt;&quot;&quot;;&quot;createCall(availPIDs, 0x&quot;&amp; [.M21]&amp; [.B21]&amp;&quot;,&quot;&quot;&quot;&amp;[.D21]&amp;&quot;&quot;&quot;, &quot;&quot;getNumPIDs&quot;&quot;)&quot;;&quot;&quot;)">
            <text:p/>
          </table:table-cell>
          <table:table-cell table:style-name="ce21" table:formula="of:=IF([.I21]&lt;&gt;&quot;&quot;;&quot;id0x&quot;&amp;[.M21]&amp;[.B21]&amp;&quot; = { byte = &quot;&amp;[.I21]&amp;&quot; , size =  &quot;&amp;[.J21]&amp;&quot; , mult = &quot;&amp;TEXT([.K21];&quot;0.############&quot;)&amp;&quot; , offset = &quot;&amp;TEXT([.L21];&quot;0.##############&quot;)&amp;&quot;, unit = &quot;&quot;&quot;&amp;[.G21]&amp;&quot;&quot;&quot;} ,&quot;;&quot;&quot;)">
            <text:p/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xygen sensors present</text:p>
          </table:table-cell>
          <table:table-cell table:style-name="ce6" table:number-columns-repeated="2"/>
          <table:table-cell table:style-name="ce6"/>
          <table:table-cell table:style-name="ce11" office:value-type="string">
            <text:p>[A0..A3] == Bank 1, Sensors 1-4. [A4..A7] == Bank 2...</text:p>
          </table:table-cell>
          <table:table-cell table:number-columns-repeated="5"/>
          <table:table-cell table:formula="of:=IF([.I22]&lt;&gt;&quot;&quot;;&quot;createCall(availPIDs, 0x&quot;&amp; [.M22]&amp; [.B22]&amp;&quot;,&quot;&quot;&quot;&amp;[.D22]&amp;&quot;&quot;&quot;, &quot;&quot;getNumPIDs&quot;&quot;)&quot;;&quot;&quot;)">
            <text:p/>
          </table:table-cell>
          <table:table-cell table:style-name="ce21" table:formula="of:=IF([.I22]&lt;&gt;&quot;&quot;;&quot;id0x&quot;&amp;[.M22]&amp;[.B22]&amp;&quot; = { byte = &quot;&amp;[.I22]&amp;&quot; , size =  &quot;&amp;[.J22]&amp;&quot; , mult = &quot;&amp;TEXT([.K22];&quot;0.############&quot;)&amp;&quot; , offset = &quot;&amp;TEXT([.L22];&quot;0.##############&quot;)&amp;&quot;, unit = &quot;&quot;&quot;&amp;[.G22]&amp;&quot;&quot;&quot;} ,&quot;;&quot;&quot;)">
            <text:p/>
          </table:table-cell>
          <table:table-cell table:number-columns-repeated="1009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1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0.005">
            <text:p>0.00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23]&lt;&gt;&quot;&quot;;&quot;createCall(availPIDs, 0x&quot;&amp; [.M23]&amp; [.B23]&amp;&quot;,&quot;&quot;&quot;&amp;[.D23]&amp;&quot;&quot;&quot;, &quot;&quot;getNumPIDs&quot;&quot;)&quot;;&quot;&quot;)" office:value-type="string" office:string-value="createCall(availPIDs, 0x14,&quot;Bank 1, Sensor 1: Oxygen sensor voltage&quot;, &quot;getNumPIDs&quot;)">
            <text:p>createCall(availPIDs, 0x14,"Bank 1, Sensor 1: Oxygen sensor voltage", "getNumPIDs")</text:p>
          </table:table-cell>
          <table:table-cell table:style-name="ce22" table:formula="of:=IF([.I23]&lt;&gt;&quot;&quot;;&quot;id0x&quot;&amp;[.M23]&amp;[.B23]&amp;&quot; = { byte = &quot;&amp;[.I23]&amp;&quot; , size =  &quot;&amp;[.J23]&amp;&quot; , mult = &quot;&amp;TEXT([.K23];&quot;0.############&quot;)&amp;&quot; , offset = &quot;&amp;TEXT([.L23];&quot;0.##############&quot;)&amp;&quot;, unit = &quot;&quot;&quot;&amp;[.G23]&amp;&quot;&quot;&quot;} ,&quot;;&quot;&quot;)" office:value-type="string" office:string-value="id0x14 = { byte = 1 , size =  1 , mult = 0.005 , offset = 0, unit = &quot;Volts&quot;} ,">
            <text:p>id0x14 = { byte = 1 , size = <text:s/>1 , mult = 0.005 , offset = 0, unit = "Volts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1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8" table:formula="of:=100/128" office:value-type="float" office:value="0.78125">
            <text:p>0.78125</text:p>
          </table:table-cell>
          <table:table-cell table:style-name="ce18" office:value-type="float" office:value="-100">
            <text:p>-100</text:p>
          </table:table-cell>
          <table:table-cell table:style-name="ce18" office:value-type="float" office:value="1">
            <text:p>1</text:p>
          </table:table-cell>
          <table:table-cell table:style-name="ce14" table:formula="of:=IF([.I24]&lt;&gt;&quot;&quot;;&quot;createCall(availPIDs, 0x&quot;&amp; [.M24]&amp; [.B24]&amp;&quot;,&quot;&quot;&quot;&amp;[.D24]&amp;&quot;&quot;&quot;, &quot;&quot;getNumPIDs&quot;&quot;)&quot;;&quot;&quot;)" office:value-type="string" office:string-value="createCall(availPIDs, 0x114,&quot;Bank 1, Sensor 1: Short term fuel trim&quot;, &quot;getNumPIDs&quot;)">
            <text:p>createCall(availPIDs, 0x114,"Bank 1, Sensor 1: Short term fuel trim", "getNumPIDs")</text:p>
          </table:table-cell>
          <table:table-cell table:style-name="ce22" table:formula="of:=IF([.I24]&lt;&gt;&quot;&quot;;&quot;id0x&quot;&amp;[.M24]&amp;[.B24]&amp;&quot; = { byte = &quot;&amp;[.I24]&amp;&quot; , size =  &quot;&amp;[.J24]&amp;&quot; , mult = &quot;&amp;TEXT([.K24];&quot;0.############&quot;)&amp;&quot; , offset = &quot;&amp;TEXT([.L24];&quot;0.##############&quot;)&amp;&quot;, unit = &quot;&quot;&quot;&amp;[.G24]&amp;&quot;&quot;&quot;} ,&quot;;&quot;&quot;)" office:value-type="string" office:string-value="id0x114 = { byte = 2 , size =  1 , mult = 0.78125 , offset = -100, unit = &quot;%&quot;} ,">
            <text:p>id0x114 = { byte = 2 , size = <text:s/>1 , mult = 0.78125 , offset = -100, unit = "%"} ,</text:p>
          </table:table-cell>
          <table:table-cell table:style-name="ce15" table:number-columns-repeated="1009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2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0.005">
            <text:p>0.00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25]&lt;&gt;&quot;&quot;;&quot;createCall(availPIDs, 0x&quot;&amp; [.M25]&amp; [.B25]&amp;&quot;,&quot;&quot;&quot;&amp;[.D25]&amp;&quot;&quot;&quot;, &quot;&quot;GetNumPIDs&quot;&quot;)&quot;;&quot;&quot;)" office:value-type="string" office:string-value="createCall(availPIDs, 0x15,&quot;Bank 1, Sensor 2: Oxygen sensor voltage&quot;, &quot;GetNumPIDs&quot;)">
            <text:p>createCall(availPIDs, 0x15,"Bank 1, Sensor 2: Oxygen sensor voltage", "GetNumPIDs")</text:p>
          </table:table-cell>
          <table:table-cell table:style-name="ce22" table:formula="of:=IF([.I25]&lt;&gt;&quot;&quot;;&quot;id0x&quot;&amp;[.M25]&amp;[.B25]&amp;&quot; = { byte = &quot;&amp;[.I25]&amp;&quot; , size =  &quot;&amp;[.J25]&amp;&quot; , mult = &quot;&amp;TEXT([.K25];&quot;0.############&quot;)&amp;&quot; , offset = &quot;&amp;TEXT([.L25];&quot;0.##############&quot;)&amp;&quot;, unit = &quot;&quot;&quot;&amp;[.G25]&amp;&quot;&quot;&quot;} ,&quot;;&quot;&quot;)" office:value-type="string" office:string-value="id0x15 = { byte = 1 , size =  1 , mult = 0.005 , offset = 0, unit = &quot;Volts&#10;%&quot;} ,">
            <text:p>id0x15 = { byte = 1 , size = <text:s/>1 , mult = 0.005 , offset = 0, unit = "Volts<text:line-break/>%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2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8" table:formula="of:=100/128" office:value-type="float" office:value="0.78125">
            <text:p>0.78125</text:p>
          </table:table-cell>
          <table:table-cell table:style-name="ce18" office:value-type="float" office:value="-100">
            <text:p>-100</text:p>
          </table:table-cell>
          <table:table-cell table:style-name="ce18"/>
          <table:table-cell table:style-name="ce14" table:formula="of:=IF([.I26]&lt;&gt;&quot;&quot;;&quot;createCall(availPIDs, 0x&quot;&amp; [.M26]&amp; [.B26]&amp;&quot;,&quot;&quot;&quot;&amp;[.D26]&amp;&quot;&quot;&quot;, &quot;&quot;GetNumPIDs&quot;&quot;)&quot;;&quot;&quot;)" office:value-type="string" office:string-value="createCall(availPIDs, 0x15,&quot;Bank 1, Sensor 2: Short term fuel trim&quot;, &quot;GetNumPIDs&quot;)">
            <text:p>createCall(availPIDs, 0x15,"Bank 1, Sensor 2: Short term fuel trim", "GetNumPIDs")</text:p>
          </table:table-cell>
          <table:table-cell table:style-name="ce22" table:formula="of:=IF([.I26]&lt;&gt;&quot;&quot;;&quot;id0x&quot;&amp;[.M26]&amp;[.B26]&amp;&quot; = { byte = &quot;&amp;[.I26]&amp;&quot; , size =  &quot;&amp;[.J26]&amp;&quot; , mult = &quot;&amp;TEXT([.K26];&quot;0.############&quot;)&amp;&quot; , offset = &quot;&amp;TEXT([.L26];&quot;0.##############&quot;)&amp;&quot;, unit = &quot;&quot;&quot;&amp;[.G26]&amp;&quot;&quot;&quot;} ,&quot;;&quot;&quot;)" office:value-type="string" office:string-value="id0x15 = { byte = 2 , size =  1 , mult = 0.78125 , offset = -100, unit = &quot;Volts&#10;%&quot;} ,">
            <text:p>id0x15 = { byte = 2 , size = <text:s/>1 , mult = 0.78125 , offset = -100, unit = "Volts<text:line-break/>%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3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0.005">
            <text:p>0.00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27]&lt;&gt;&quot;&quot;;&quot;createCall(availPIDs, 0x&quot;&amp; [.M27]&amp; [.B27]&amp;&quot;,&quot;&quot;&quot;&amp;[.D27]&amp;&quot;&quot;&quot;, &quot;&quot;GetNumPIDs&quot;&quot;)&quot;;&quot;&quot;)" office:value-type="string" office:string-value="createCall(availPIDs, 0x16,&quot;Bank 1, Sensor 3: Oxygen sensor voltage&quot;, &quot;GetNumPIDs&quot;)">
            <text:p>createCall(availPIDs, 0x16,"Bank 1, Sensor 3: Oxygen sensor voltage", "GetNumPIDs")</text:p>
          </table:table-cell>
          <table:table-cell table:style-name="ce22" table:formula="of:=IF([.I27]&lt;&gt;&quot;&quot;;&quot;id0x&quot;&amp;[.M27]&amp;[.B27]&amp;&quot; = { byte = &quot;&amp;[.I27]&amp;&quot; , size =  &quot;&amp;[.J27]&amp;&quot; , mult = &quot;&amp;TEXT([.K27];&quot;0.############&quot;)&amp;&quot; , offset = &quot;&amp;TEXT([.L27];&quot;0.##############&quot;)&amp;&quot;, unit = &quot;&quot;&quot;&amp;[.G27]&amp;&quot;&quot;&quot;} ,&quot;;&quot;&quot;)" office:value-type="string" office:string-value="id0x16 = { byte = 1 , size =  1 , mult = 0.005 , offset = 0, unit = &quot;Volts&#10;%&quot;} ,">
            <text:p>id0x16 = { byte = 1 , size = <text:s/>1 , mult = 0.005 , offset = 0, unit = "Volts<text:line-break/>%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3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8" table:formula="of:=100/128" office:value-type="float" office:value="0.78125">
            <text:p>0.78125</text:p>
          </table:table-cell>
          <table:table-cell table:style-name="ce18" office:value-type="float" office:value="-100">
            <text:p>-100</text:p>
          </table:table-cell>
          <table:table-cell table:style-name="ce18"/>
          <table:table-cell table:style-name="ce14" table:formula="of:=IF([.I28]&lt;&gt;&quot;&quot;;&quot;createCall(availPIDs, 0x&quot;&amp; [.M28]&amp; [.B28]&amp;&quot;,&quot;&quot;&quot;&amp;[.D28]&amp;&quot;&quot;&quot;, &quot;&quot;GetNumPIDs&quot;&quot;)&quot;;&quot;&quot;)" office:value-type="string" office:string-value="createCall(availPIDs, 0x16,&quot;Bank 1, Sensor 3: Short term fuel trim&quot;, &quot;GetNumPIDs&quot;)">
            <text:p>createCall(availPIDs, 0x16,"Bank 1, Sensor 3: Short term fuel trim", "GetNumPIDs")</text:p>
          </table:table-cell>
          <table:table-cell table:style-name="ce22" table:formula="of:=IF([.I28]&lt;&gt;&quot;&quot;;&quot;id0x&quot;&amp;[.M28]&amp;[.B28]&amp;&quot; = { byte = &quot;&amp;[.I28]&amp;&quot; , size =  &quot;&amp;[.J28]&amp;&quot; , mult = &quot;&amp;TEXT([.K28];&quot;0.############&quot;)&amp;&quot; , offset = &quot;&amp;TEXT([.L28];&quot;0.##############&quot;)&amp;&quot;, unit = &quot;&quot;&quot;&amp;[.G28]&amp;&quot;&quot;&quot;} ,&quot;;&quot;&quot;)" office:value-type="string" office:string-value="id0x16 = { byte = 2 , size =  1 , mult = 0.78125 , offset = -100, unit = &quot;Volts&#10;%&quot;} ,">
            <text:p>id0x16 = { byte = 2 , size = <text:s/>1 , mult = 0.78125 , offset = -100, unit = "Volts<text:line-break/>%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4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0.005">
            <text:p>0.00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29]&lt;&gt;&quot;&quot;;&quot;createCall(availPIDs, 0x&quot;&amp; [.M29]&amp; [.B29]&amp;&quot;,&quot;&quot;&quot;&amp;[.D29]&amp;&quot;&quot;&quot;, &quot;&quot;GetNumPIDs&quot;&quot;)&quot;;&quot;&quot;)" office:value-type="string" office:string-value="createCall(availPIDs, 0x17,&quot;Bank 1, Sensor 4: Oxygen sensor voltage&quot;, &quot;GetNumPIDs&quot;)">
            <text:p>createCall(availPIDs, 0x17,"Bank 1, Sensor 4: Oxygen sensor voltage", "GetNumPIDs")</text:p>
          </table:table-cell>
          <table:table-cell table:style-name="ce22" table:formula="of:=IF([.I29]&lt;&gt;&quot;&quot;;&quot;id0x&quot;&amp;[.M29]&amp;[.B29]&amp;&quot; = { byte = &quot;&amp;[.I29]&amp;&quot; , size =  &quot;&amp;[.J29]&amp;&quot; , mult = &quot;&amp;TEXT([.K29];&quot;0.############&quot;)&amp;&quot; , offset = &quot;&amp;TEXT([.L29];&quot;0.##############&quot;)&amp;&quot;, unit = &quot;&quot;&quot;&amp;[.G29]&amp;&quot;&quot;&quot;} ,&quot;;&quot;&quot;)" office:value-type="string" office:string-value="id0x17 = { byte = 1 , size =  1 , mult = 0.005 , offset = 0, unit = &quot;Volts&#10;%&quot;} ,">
            <text:p>id0x17 = { byte = 1 , size = <text:s/>1 , mult = 0.005 , offset = 0, unit = "Volts<text:line-break/>%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1, Sensor 4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8" table:formula="of:=100/128" office:value-type="float" office:value="0.78125">
            <text:p>0.78125</text:p>
          </table:table-cell>
          <table:table-cell table:style-name="ce18" office:value-type="float" office:value="-100">
            <text:p>-100</text:p>
          </table:table-cell>
          <table:table-cell table:style-name="ce18"/>
          <table:table-cell table:style-name="ce14" table:formula="of:=IF([.I30]&lt;&gt;&quot;&quot;;&quot;createCall(availPIDs, 0x&quot;&amp; [.M30]&amp; [.B30]&amp;&quot;,&quot;&quot;&quot;&amp;[.D30]&amp;&quot;&quot;&quot;, &quot;&quot;GetNumPIDs&quot;&quot;)&quot;;&quot;&quot;)" office:value-type="string" office:string-value="createCall(availPIDs, 0x17,&quot;Bank 1, Sensor 4: Short term fuel trim&quot;, &quot;GetNumPIDs&quot;)">
            <text:p>createCall(availPIDs, 0x17,"Bank 1, Sensor 4: Short term fuel trim", "GetNumPIDs")</text:p>
          </table:table-cell>
          <table:table-cell table:style-name="ce22" table:formula="of:=IF([.I30]&lt;&gt;&quot;&quot;;&quot;id0x&quot;&amp;[.M30]&amp;[.B30]&amp;&quot; = { byte = &quot;&amp;[.I30]&amp;&quot; , size =  &quot;&amp;[.J30]&amp;&quot; , mult = &quot;&amp;TEXT([.K30];&quot;0.############&quot;)&amp;&quot; , offset = &quot;&amp;TEXT([.L30];&quot;0.##############&quot;)&amp;&quot;, unit = &quot;&quot;&quot;&amp;[.G30]&amp;&quot;&quot;&quot;} ,&quot;;&quot;&quot;)" office:value-type="string" office:string-value="id0x17 = { byte = 2 , size =  1 , mult = 0.78125 , offset = -100, unit = &quot;Volts&#10;%&quot;} ,">
            <text:p>id0x17 = { byte = 2 , size = <text:s/>1 , mult = 0.78125 , offset = -100, unit = "Volts<text:line-break/>%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1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0.005">
            <text:p>0.00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31]&lt;&gt;&quot;&quot;;&quot;createCall(availPIDs, 0x&quot;&amp; [.M31]&amp; [.B31]&amp;&quot;,&quot;&quot;&quot;&amp;[.D31]&amp;&quot;&quot;&quot;, &quot;&quot;GetNumPIDs&quot;&quot;)&quot;;&quot;&quot;)" office:value-type="string" office:string-value="createCall(availPIDs, 0x18,&quot;Bank 2, Sensor 1: Oxygen sensor voltage&quot;, &quot;GetNumPIDs&quot;)">
            <text:p>createCall(availPIDs, 0x18,"Bank 2, Sensor 1: Oxygen sensor voltage", "GetNumPIDs")</text:p>
          </table:table-cell>
          <table:table-cell table:style-name="ce22" table:formula="of:=IF([.I31]&lt;&gt;&quot;&quot;;&quot;id0x&quot;&amp;[.M31]&amp;[.B31]&amp;&quot; = { byte = &quot;&amp;[.I31]&amp;&quot; , size =  &quot;&amp;[.J31]&amp;&quot; , mult = &quot;&amp;TEXT([.K31];&quot;0.############&quot;)&amp;&quot; , offset = &quot;&amp;TEXT([.L31];&quot;0.##############&quot;)&amp;&quot;, unit = &quot;&quot;&quot;&amp;[.G31]&amp;&quot;&quot;&quot;} ,&quot;;&quot;&quot;)" office:value-type="string" office:string-value="id0x18 = { byte = 1 , size =  1 , mult = 0.005 , offset = 0, unit = &quot;Volts&#10;%&quot;} ,">
            <text:p>id0x18 = { byte = 1 , size = <text:s/>1 , mult = 0.005 , offset = 0, unit = "Volts<text:line-break/>%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1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8" table:formula="of:=100/128" office:value-type="float" office:value="0.78125">
            <text:p>0.78125</text:p>
          </table:table-cell>
          <table:table-cell table:style-name="ce18" office:value-type="float" office:value="-100">
            <text:p>-100</text:p>
          </table:table-cell>
          <table:table-cell table:style-name="ce18"/>
          <table:table-cell table:style-name="ce14" table:formula="of:=IF([.I32]&lt;&gt;&quot;&quot;;&quot;createCall(availPIDs, 0x&quot;&amp; [.M32]&amp; [.B32]&amp;&quot;,&quot;&quot;&quot;&amp;[.D32]&amp;&quot;&quot;&quot;, &quot;&quot;GetNumPIDs&quot;&quot;)&quot;;&quot;&quot;)" office:value-type="string" office:string-value="createCall(availPIDs, 0x18,&quot;Bank 2, Sensor 1: Short term fuel trim&quot;, &quot;GetNumPIDs&quot;)">
            <text:p>createCall(availPIDs, 0x18,"Bank 2, Sensor 1: Short term fuel trim", "GetNumPIDs")</text:p>
          </table:table-cell>
          <table:table-cell table:style-name="ce22" table:formula="of:=IF([.I32]&lt;&gt;&quot;&quot;;&quot;id0x&quot;&amp;[.M32]&amp;[.B32]&amp;&quot; = { byte = &quot;&amp;[.I32]&amp;&quot; , size =  &quot;&amp;[.J32]&amp;&quot; , mult = &quot;&amp;TEXT([.K32];&quot;0.############&quot;)&amp;&quot; , offset = &quot;&amp;TEXT([.L32];&quot;0.##############&quot;)&amp;&quot;, unit = &quot;&quot;&quot;&amp;[.G32]&amp;&quot;&quot;&quot;} ,&quot;;&quot;&quot;)" office:value-type="string" office:string-value="id0x18 = { byte = 2 , size =  1 , mult = 0.78125 , offset = -100, unit = &quot;Volts&#10;%&quot;} ,">
            <text:p>id0x18 = { byte = 2 , size = <text:s/>1 , mult = 0.78125 , offset = -100, unit = "Volts<text:line-break/>%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2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0.005">
            <text:p>0.00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33]&lt;&gt;&quot;&quot;;&quot;createCall(availPIDs, 0x&quot;&amp; [.M33]&amp; [.B33]&amp;&quot;,&quot;&quot;&quot;&amp;[.D33]&amp;&quot;&quot;&quot;, &quot;&quot;GetNumPIDs&quot;&quot;)&quot;;&quot;&quot;)" office:value-type="string" office:string-value="createCall(availPIDs, 0x19,&quot;Bank 2, Sensor 2: Oxygen sensor voltage&quot;, &quot;GetNumPIDs&quot;)">
            <text:p>createCall(availPIDs, 0x19,"Bank 2, Sensor 2: Oxygen sensor voltage", "GetNumPIDs")</text:p>
          </table:table-cell>
          <table:table-cell table:style-name="ce22" table:formula="of:=IF([.I33]&lt;&gt;&quot;&quot;;&quot;id0x&quot;&amp;[.M33]&amp;[.B33]&amp;&quot; = { byte = &quot;&amp;[.I33]&amp;&quot; , size =  &quot;&amp;[.J33]&amp;&quot; , mult = &quot;&amp;TEXT([.K33];&quot;0.############&quot;)&amp;&quot; , offset = &quot;&amp;TEXT([.L33];&quot;0.##############&quot;)&amp;&quot;, unit = &quot;&quot;&quot;&amp;[.G33]&amp;&quot;&quot;&quot;} ,&quot;;&quot;&quot;)" office:value-type="string" office:string-value="id0x19 = { byte = 1 , size =  1 , mult = 0.005 , offset = 0, unit = &quot;Volts&#10;%&quot;} ,">
            <text:p>id0x19 = { byte = 1 , size = <text:s/>1 , mult = 0.005 , offset = 0, unit = "Volts<text:line-break/>%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2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8" table:formula="of:=100/128" office:value-type="float" office:value="0.78125">
            <text:p>0.78125</text:p>
          </table:table-cell>
          <table:table-cell table:style-name="ce18" office:value-type="float" office:value="-100">
            <text:p>-100</text:p>
          </table:table-cell>
          <table:table-cell table:style-name="ce18"/>
          <table:table-cell table:style-name="ce14" table:formula="of:=IF([.I34]&lt;&gt;&quot;&quot;;&quot;createCall(availPIDs, 0x&quot;&amp; [.M34]&amp; [.B34]&amp;&quot;,&quot;&quot;&quot;&amp;[.D34]&amp;&quot;&quot;&quot;, &quot;&quot;GetNumPIDs&quot;&quot;)&quot;;&quot;&quot;)" office:value-type="string" office:string-value="createCall(availPIDs, 0x19,&quot;Bank 2, Sensor 2: Short term fuel trim&quot;, &quot;GetNumPIDs&quot;)">
            <text:p>createCall(availPIDs, 0x19,"Bank 2, Sensor 2: Short term fuel trim", "GetNumPIDs")</text:p>
          </table:table-cell>
          <table:table-cell table:style-name="ce22" table:formula="of:=IF([.I34]&lt;&gt;&quot;&quot;;&quot;id0x&quot;&amp;[.M34]&amp;[.B34]&amp;&quot; = { byte = &quot;&amp;[.I34]&amp;&quot; , size =  &quot;&amp;[.J34]&amp;&quot; , mult = &quot;&amp;TEXT([.K34];&quot;0.############&quot;)&amp;&quot; , offset = &quot;&amp;TEXT([.L34];&quot;0.##############&quot;)&amp;&quot;, unit = &quot;&quot;&quot;&amp;[.G34]&amp;&quot;&quot;&quot;} ,&quot;;&quot;&quot;)" office:value-type="string" office:string-value="id0x19 = { byte = 2 , size =  1 , mult = 0.78125 , offset = -100, unit = &quot;Volts&#10;%&quot;} ,">
            <text:p>id0x19 = { byte = 2 , size = <text:s/>1 , mult = 0.78125 , offset = -100, unit = "Volts<text:line-break/>%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string">
            <text:p>1A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3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float" office:value="0.005">
            <text:p>0.00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35]&lt;&gt;&quot;&quot;;&quot;createCall(availPIDs, 0x&quot;&amp; [.M35]&amp; [.B35]&amp;&quot;,&quot;&quot;&quot;&amp;[.D35]&amp;&quot;&quot;&quot;, &quot;&quot;GetNumPIDs&quot;&quot;)&quot;;&quot;&quot;)" office:value-type="string" office:string-value="createCall(availPIDs, 0x1A,&quot;Bank 2, Sensor 3: Oxygen sensor voltage&quot;, &quot;GetNumPIDs&quot;)">
            <text:p>createCall(availPIDs, 0x1A,"Bank 2, Sensor 3: Oxygen sensor voltage", "GetNumPIDs")</text:p>
          </table:table-cell>
          <table:table-cell table:style-name="ce22" table:formula="of:=IF([.I35]&lt;&gt;&quot;&quot;;&quot;id0x&quot;&amp;[.M35]&amp;[.B35]&amp;&quot; = { byte = &quot;&amp;[.I35]&amp;&quot; , size =  &quot;&amp;[.J35]&amp;&quot; , mult = &quot;&amp;TEXT([.K35];&quot;0.############&quot;)&amp;&quot; , offset = &quot;&amp;TEXT([.L35];&quot;0.##############&quot;)&amp;&quot;, unit = &quot;&quot;&quot;&amp;[.G35]&amp;&quot;&quot;&quot;} ,&quot;;&quot;&quot;)" office:value-type="string" office:string-value="id0x1A = { byte = 1 , size =  2 , mult = 0.005 , offset = 0, unit = &quot;Volts&#10;%&quot;} ,">
            <text:p>id0x1A = { byte = 1 , size = <text:s/>2 , mult = 0.005 , offset = 0, unit = "Volts<text:line-break/>%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string">
            <text:p>1A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3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8" table:formula="of:=100/128" office:value-type="float" office:value="0.78125">
            <text:p>0.78125</text:p>
          </table:table-cell>
          <table:table-cell table:style-name="ce18" office:value-type="float" office:value="-100">
            <text:p>-100</text:p>
          </table:table-cell>
          <table:table-cell table:style-name="ce18"/>
          <table:table-cell table:style-name="ce14" table:formula="of:=IF([.I36]&lt;&gt;&quot;&quot;;&quot;createCall(availPIDs, 0x&quot;&amp; [.M36]&amp; [.B36]&amp;&quot;,&quot;&quot;&quot;&amp;[.D36]&amp;&quot;&quot;&quot;, &quot;&quot;GetNumPIDs&quot;&quot;)&quot;;&quot;&quot;)" office:value-type="string" office:string-value="createCall(availPIDs, 0x1A,&quot;Bank 2, Sensor 3: Short term fuel trim&quot;, &quot;GetNumPIDs&quot;)">
            <text:p>createCall(availPIDs, 0x1A,"Bank 2, Sensor 3: Short term fuel trim", "GetNumPIDs")</text:p>
          </table:table-cell>
          <table:table-cell table:style-name="ce22" table:formula="of:=IF([.I36]&lt;&gt;&quot;&quot;;&quot;id0x&quot;&amp;[.M36]&amp;[.B36]&amp;&quot; = { byte = &quot;&amp;[.I36]&amp;&quot; , size =  &quot;&amp;[.J36]&amp;&quot; , mult = &quot;&amp;TEXT([.K36];&quot;0.############&quot;)&amp;&quot; , offset = &quot;&amp;TEXT([.L36];&quot;0.##############&quot;)&amp;&quot;, unit = &quot;&quot;&quot;&amp;[.G36]&amp;&quot;&quot;&quot;} ,&quot;;&quot;&quot;)" office:value-type="string" office:string-value="id0x1A = { byte = 2 , size =  1 , mult = 0.78125 , offset = -100, unit = &quot;Volts&#10;%&quot;} ,">
            <text:p>id0x1A = { byte = 2 , size = <text:s/>1 , mult = 0.78125 , offset = -100, unit = "Volts<text:line-break/>%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string">
            <text:p>1B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4: Oxygen sensor voltage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0.005">
            <text:p>0.00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37]&lt;&gt;&quot;&quot;;&quot;createCall(availPIDs, 0x&quot;&amp; [.M37]&amp; [.B37]&amp;&quot;,&quot;&quot;&quot;&amp;[.D37]&amp;&quot;&quot;&quot;, &quot;&quot;GetNumPIDs&quot;&quot;)&quot;;&quot;&quot;)" office:value-type="string" office:string-value="createCall(availPIDs, 0x1B,&quot;Bank 2, Sensor 4: Oxygen sensor voltage&quot;, &quot;GetNumPIDs&quot;)">
            <text:p>createCall(availPIDs, 0x1B,"Bank 2, Sensor 4: Oxygen sensor voltage", "GetNumPIDs")</text:p>
          </table:table-cell>
          <table:table-cell table:style-name="ce22" table:formula="of:=IF([.I37]&lt;&gt;&quot;&quot;;&quot;id0x&quot;&amp;[.M37]&amp;[.B37]&amp;&quot; = { byte = &quot;&amp;[.I37]&amp;&quot; , size =  &quot;&amp;[.J37]&amp;&quot; , mult = &quot;&amp;TEXT([.K37];&quot;0.############&quot;)&amp;&quot; , offset = &quot;&amp;TEXT([.L37];&quot;0.##############&quot;)&amp;&quot;, unit = &quot;&quot;&quot;&amp;[.G37]&amp;&quot;&quot;&quot;} ,&quot;;&quot;&quot;)" office:value-type="string" office:string-value="id0x1B = { byte = 1 , size =  1 , mult = 0.005 , offset = 0, unit = &quot;Volts&#10;%&quot;} ,">
            <text:p>id0x1B = { byte = 1 , size = <text:s/>1 , mult = 0.005 , offset = 0, unit = "Volts<text:line-break/>%"} ,</text:p>
          </table:table-cell>
          <table:table-cell table:style-name="ce15"/>
          <table:table-cell table:number-columns-repeated="100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4" office:value-type="string">
            <text:p>1B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Bank 2, Sensor 4: Short term fuel trim</text:p>
          </table:table-cell>
          <table:table-cell table:style-name="ce4" office:value-type="string">
            <text:p>0</text:p>
            <text:p>-100(lean)</text:p>
          </table:table-cell>
          <table:table-cell table:style-name="ce4" office:value-type="string">
            <text:p>1.275</text:p>
            <text:p>99.2(rich)</text:p>
          </table:table-cell>
          <table:table-cell table:style-name="ce4" office:value-type="string">
            <text:p>Volts</text:p>
            <text:p>%</text:p>
          </table:table-cell>
          <table:table-cell table:style-name="ce4" office:value-type="string">
            <text:p>A * 0.005</text:p>
            <text:p>(B-128) * 100/128 (if B==0xFF, sensor is not used in trim calc)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8" table:formula="of:=100/128" office:value-type="float" office:value="0.78125">
            <text:p>0.78125</text:p>
          </table:table-cell>
          <table:table-cell table:style-name="ce18" office:value-type="float" office:value="-100">
            <text:p>-100</text:p>
          </table:table-cell>
          <table:table-cell table:style-name="ce18"/>
          <table:table-cell table:style-name="ce14" table:formula="of:=IF([.I38]&lt;&gt;&quot;&quot;;&quot;createCall(availPIDs, 0x&quot;&amp; [.M38]&amp; [.B38]&amp;&quot;,&quot;&quot;&quot;&amp;[.D38]&amp;&quot;&quot;&quot;, &quot;&quot;GetNumPIDs&quot;&quot;)&quot;;&quot;&quot;)" office:value-type="string" office:string-value="createCall(availPIDs, 0x1B,&quot;Bank 2, Sensor 4: Short term fuel trim&quot;, &quot;GetNumPIDs&quot;)">
            <text:p>createCall(availPIDs, 0x1B,"Bank 2, Sensor 4: Short term fuel trim", "GetNumPIDs")</text:p>
          </table:table-cell>
          <table:table-cell table:style-name="ce22" table:formula="of:=IF([.I38]&lt;&gt;&quot;&quot;;&quot;id0x&quot;&amp;[.M38]&amp;[.B38]&amp;&quot; = { byte = &quot;&amp;[.I38]&amp;&quot; , size =  &quot;&amp;[.J38]&amp;&quot; , mult = &quot;&amp;TEXT([.K38];&quot;0.############&quot;)&amp;&quot; , offset = &quot;&amp;TEXT([.L38];&quot;0.##############&quot;)&amp;&quot;, unit = &quot;&quot;&quot;&amp;[.G38]&amp;&quot;&quot;&quot;} ,&quot;;&quot;&quot;)" office:value-type="string" office:string-value="id0x1B = { byte = 2 , size =  1 , mult = 0.78125 , offset = -100, unit = &quot;Volts&#10;%&quot;} ,">
            <text:p>id0x1B = { byte = 2 , size = <text:s/>1 , mult = 0.78125 , offset = -100, unit = "Volts<text:line-break/>%"} ,</text:p>
          </table:table-cell>
          <table:table-cell table:style-name="ce15"/>
          <table:table-cell table:number-columns-repeated="1008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1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BD standards this vehicle conforms to</text:p>
          </table:table-cell>
          <table:table-cell table:style-name="ce6" table:number-columns-repeated="3"/>
          <table:table-cell table:style-name="ce11" office:value-type="string">
            <text:p>Bit encoded. <text:a xlink:href="http://en.wikipedia.org/wiki/OBD-II_PIDs#Bitwise_encoded_PIDs">See below.</text:a></text:p>
          </table:table-cell>
          <table:table-cell table:number-columns-repeated="7"/>
          <table:table-cell table:style-name="ce15"/>
          <table:table-cell table:number-columns-repeated="1008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3" office:value-type="string">
            <text:p>1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Oxygen sensors present</text:p>
          </table:table-cell>
          <table:table-cell table:style-name="ce6" table:number-columns-repeated="3"/>
          <table:table-cell table:style-name="ce11" office:value-type="string">
            <text:p>Similar to PID 13, but [A0..A7] == [B1S1, B1S2, B2S1, B2S2, B3S1, B3S2, B4S1, B4S2]</text:p>
          </table:table-cell>
          <table:table-cell table:number-columns-repeated="7"/>
          <table:table-cell table:style-name="ce15"/>
          <table:table-cell table:number-columns-repeated="1008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1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uxiliary input status</text:p>
          </table:table-cell>
          <table:table-cell table:style-name="ce6" table:number-columns-repeated="3"/>
          <table:table-cell table:style-name="ce11" office:value-type="string">
            <text:p>A0 == Power Take Off (PTO) status (1 == active)</text:p>
            <text:p>[A1..A7] not used</text:p>
          </table:table-cell>
          <table:table-cell table:number-columns-repeated="7"/>
          <table:table-cell table:style-name="ce15"/>
          <table:table-cell table:number-columns-repeated="1008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1F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un time since engine start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seconds</text:p>
          </table:table-cell>
          <table:table-cell table:style-name="ce3" office:value-type="string">
            <text:p>(A*256)+B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42]&lt;&gt;&quot;&quot;;&quot;createCall(availPIDs, 0x&quot;&amp; [.M42]&amp; [.B42]&amp;&quot;,&quot;&quot;&quot;&amp;[.D42]&amp;&quot;&quot;&quot;, &quot;&quot;GetNumPIDs&quot;&quot;)&quot;;&quot;&quot;)" office:value-type="string" office:string-value="createCall(availPIDs, 0x1F,&quot;Run time since engine start&quot;, &quot;GetNumPIDs&quot;)">
            <text:p>createCall(availPIDs, 0x1F,"Run time since engine start", "GetNumPIDs")</text:p>
          </table:table-cell>
          <table:table-cell table:style-name="ce22" table:formula="of:=IF([.I42]&lt;&gt;&quot;&quot;;&quot;id0x&quot;&amp;[.M42]&amp;[.B42]&amp;&quot; = { byte = &quot;&amp;[.I42]&amp;&quot; , size =  &quot;&amp;[.J42]&amp;&quot; , mult = &quot;&amp;TEXT([.K42];&quot;0.############&quot;)&amp;&quot; , offset = &quot;&amp;TEXT([.L42];&quot;0.##############&quot;)&amp;&quot;, unit = &quot;&quot;&quot;&amp;[.G42]&amp;&quot;&quot;&quot;} ,&quot;;&quot;&quot;)" office:value-type="string" office:string-value="id0x1F = { byte = 1 , size =  2 , mult = 1 , offset = 0, unit = &quot;seconds&quot;} ,">
            <text:p>id0x1F = { byte = 1 , size = <text:s/>2 , mult = 1 , offset = 0, unit = "seconds"} ,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21-40</text:p>
          </table:table-cell>
          <table:table-cell table:style-name="ce6" table:number-columns-repeated="3"/>
          <table:table-cell table:style-name="ce12" office:value-type="string">
            <text:p>Bit encoded [A7..D0] == [PID 0x21..PID 0x40]</text:p>
          </table:table-cell>
          <table:table-cell table:style-name="ce15" table:number-columns-repeated="2"/>
          <table:table-cell table:style-name="ce19" table:number-columns-repeated="2"/>
          <table:table-cell table:number-columns-repeated="3"/>
          <table:table-cell table:style-name="ce15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istance traveled with malfunction indicator lamp (MIL) 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km</text:p>
          </table:table-cell>
          <table:table-cell table:style-name="ce3" office:value-type="string">
            <text:p>(A*256)+B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44]&lt;&gt;&quot;&quot;;&quot;createCall(availPIDs, 0x&quot;&amp; [.M44]&amp; [.B44]&amp;&quot;,&quot;&quot;&quot;&amp;[.D44]&amp;&quot;&quot;&quot;, &quot;&quot;GetNumPIDs&quot;&quot;)&quot;;&quot;&quot;)" office:value-type="string" office:string-value="createCall(availPIDs, 0x21,&quot;Distance traveled with malfunction indicator lamp (MIL) on&quot;, &quot;GetNumPIDs&quot;)">
            <text:p>createCall(availPIDs, 0x21,"Distance traveled with malfunction indicator lamp (MIL) on", "GetNumPIDs")</text:p>
          </table:table-cell>
          <table:table-cell table:style-name="ce22" table:formula="of:=IF([.I44]&lt;&gt;&quot;&quot;;&quot;id0x&quot;&amp;[.M44]&amp;[.B44]&amp;&quot; = { byte = &quot;&amp;[.I44]&amp;&quot; , size =  &quot;&amp;[.J44]&amp;&quot; , mult = &quot;&amp;TEXT([.K44];&quot;0.############&quot;)&amp;&quot; , offset = &quot;&amp;TEXT([.L44];&quot;0.##############&quot;)&amp;&quot;, unit = &quot;&quot;&quot;&amp;[.G44]&amp;&quot;&quot;&quot;} ,&quot;;&quot;&quot;)" office:value-type="string" office:string-value="id0x21 = { byte = 1 , size =  2 , mult = 1 , offset = 0, unit = &quot;km&quot;} ,">
            <text:p>id0x21 = { byte = 1 , size = <text:s/>2 , mult = 1 , offset = 0, unit = "km"} ,</text:p>
          </table:table-cell>
          <table:table-cell table:style-name="ce15"/>
          <table:table-cell table:number-columns-repeated="1008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Rail Pressure (relative to manifold vacuum)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177265">
            <text:p>5177265</text:p>
          </table:table-cell>
          <table:table-cell table:style-name="ce3" office:value-type="string">
            <text:p>kPa</text:p>
          </table:table-cell>
          <table:table-cell table:style-name="ce3" office:value-type="string">
            <text:p>(((A*256)+B) * 10) / 128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8" table:formula="of:=10/128" office:value-type="float" office:value="0.078125">
            <text:p>0.07812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45]&lt;&gt;&quot;&quot;;&quot;createCall(availPIDs, 0x&quot;&amp; [.M45]&amp; [.B45]&amp;&quot;,&quot;&quot;&quot;&amp;[.D45]&amp;&quot;&quot;&quot;, &quot;&quot;GetNumPIDs&quot;&quot;)&quot;;&quot;&quot;)" office:value-type="string" office:string-value="createCall(availPIDs, 0x22,&quot;Fuel Rail Pressure (relative to manifold vacuum)&quot;, &quot;GetNumPIDs&quot;)">
            <text:p>createCall(availPIDs, 0x22,"Fuel Rail Pressure (relative to manifold vacuum)", "GetNumPIDs")</text:p>
          </table:table-cell>
          <table:table-cell table:style-name="ce22" table:formula="of:=IF([.I45]&lt;&gt;&quot;&quot;;&quot;id0x&quot;&amp;[.M45]&amp;[.B45]&amp;&quot; = { byte = &quot;&amp;[.I45]&amp;&quot; , size =  &quot;&amp;[.J45]&amp;&quot; , mult = &quot;&amp;TEXT([.K45];&quot;0.############&quot;)&amp;&quot; , offset = &quot;&amp;TEXT([.L45];&quot;0.##############&quot;)&amp;&quot;, unit = &quot;&quot;&quot;&amp;[.G45]&amp;&quot;&quot;&quot;} ,&quot;;&quot;&quot;)" office:value-type="string" office:string-value="id0x22 = { byte = 1 , size =  2 , mult = 0.078125 , offset = 0, unit = &quot;kPa&quot;} ,">
            <text:p>id0x22 = { byte = 1 , size = <text:s/>2 , mult = 0.078125 , offset = 0, unit = "kPa"} ,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uel Rail Pressure (diesel)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5350">
            <text:p>655350</text:p>
          </table:table-cell>
          <table:table-cell table:style-name="ce3" office:value-type="string">
            <text:p>kPa (gauge)</text:p>
          </table:table-cell>
          <table:table-cell table:style-name="ce3" office:value-type="string">
            <text:p>((A*256)+B) * 1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46]&lt;&gt;&quot;&quot;;&quot;createCall(availPIDs, 0x&quot;&amp; [.M46]&amp; [.B46]&amp;&quot;,&quot;&quot;&quot;&amp;[.D46]&amp;&quot;&quot;&quot;, &quot;&quot;GetNumPIDs&quot;&quot;)&quot;;&quot;&quot;)" office:value-type="string" office:string-value="createCall(availPIDs, 0x23,&quot;Fuel Rail Pressure (diesel)&quot;, &quot;GetNumPIDs&quot;)">
            <text:p>createCall(availPIDs, 0x23,"Fuel Rail Pressure (diesel)", "GetNumPIDs")</text:p>
          </table:table-cell>
          <table:table-cell table:style-name="ce22" table:formula="of:=IF([.I46]&lt;&gt;&quot;&quot;;&quot;id0x&quot;&amp;[.M46]&amp;[.B46]&amp;&quot; = { byte = &quot;&amp;[.I46]&amp;&quot; , size =  &quot;&amp;[.J46]&amp;&quot; , mult = &quot;&amp;TEXT([.K46];&quot;0.############&quot;)&amp;&quot; , offset = &quot;&amp;TEXT([.L46];&quot;0.##############&quot;)&amp;&quot;, unit = &quot;&quot;&quot;&amp;[.G46]&amp;&quot;&quot;&quot;} ,&quot;;&quot;&quot;)" office:value-type="string" office:string-value="id0x23 = { byte = 1 , size =  2 , mult = 10 , offset = 0, unit = &quot;kPa (gauge)&quot;} ,">
            <text:p>id0x23 = { byte = 1 , size = <text:s/>2 , mult = 10 , offset = 0, unit = "kPa (gauge)"} ,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1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8" table:formula="of:=1/32768" office:value-type="float" office:value="0.000030517578125">
            <text:p>0.00003051757812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47]&lt;&gt;&quot;&quot;;&quot;createCall(availPIDs, 0x&quot;&amp; [.M47]&amp; [.B47]&amp;&quot;,&quot;&quot;&quot;&amp;[.D47]&amp;&quot;&quot;&quot;, &quot;&quot;GetNumPIDs&quot;&quot;)&quot;;&quot;&quot;)" office:value-type="string" office:string-value="createCall(availPIDs, 0x24,&quot;O2S1_WR_lambda(1): Equivalence Ratio&#10;Voltage&quot;, &quot;GetNumPIDs&quot;)">
            <text:p>createCall(availPIDs, 0x24,"O2S1_WR_lambda(1): Equivalence Ratio<text:line-break/>Voltage", "GetNumPIDs")</text:p>
          </table:table-cell>
          <table:table-cell table:style-name="ce22" table:formula="of:=IF([.I47]&lt;&gt;&quot;&quot;;&quot;id0x&quot;&amp;[.M47]&amp;[.B47]&amp;&quot; = { byte = &quot;&amp;[.I47]&amp;&quot; , size =  &quot;&amp;[.J47]&amp;&quot; , mult = &quot;&amp;TEXT([.K47];&quot;0.############&quot;)&amp;&quot; , offset = &quot;&amp;TEXT([.L47];&quot;0.##############&quot;)&amp;&quot;, unit = &quot;&quot;&quot;&amp;[.G47]&amp;&quot;&quot;&quot;} ,&quot;;&quot;&quot;)" office:value-type="string" office:string-value="id0x24 = { byte = 1 , size =  2 , mult = 0.000030517578 , offset = 0, unit = &quot;N/A&#10;V&quot;} ,">
            <text:p>id0x24 = { byte = 1 , size = <text:s/>2 , mult = 0.000030517578 , offset = 0, unit = "N/A<text:line-break/>V"} ,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1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8" table:formula="of:=1/8192" office:value-type="float" office:value="0.0001220703125">
            <text:p>0.000122070312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48]&lt;&gt;&quot;&quot;;&quot;createCall(availPIDs, 0x&quot;&amp; [.M48]&amp; [.B48]&amp;&quot;,&quot;&quot;&quot;&amp;[.D48]&amp;&quot;&quot;&quot;, &quot;&quot;GetNumPIDs&quot;&quot;)&quot;;&quot;&quot;)" office:value-type="string" office:string-value="createCall(availPIDs, 0x24,&quot;O2S1_WR_lambda(1): Equivalence Ratio&#10;Voltage&quot;, &quot;GetNumPIDs&quot;)">
            <text:p>createCall(availPIDs, 0x24,"O2S1_WR_lambda(1): Equivalence Ratio<text:line-break/>Voltage", "GetNumPIDs")</text:p>
          </table:table-cell>
          <table:table-cell table:style-name="ce22" table:formula="of:=IF([.I48]&lt;&gt;&quot;&quot;;&quot;id0x&quot;&amp;[.M48]&amp;[.B48]&amp;&quot; = { byte = &quot;&amp;[.I48]&amp;&quot; , size =  &quot;&amp;[.J48]&amp;&quot; , mult = &quot;&amp;TEXT([.K48];&quot;0.############&quot;)&amp;&quot; , offset = &quot;&amp;TEXT([.L48];&quot;0.##############&quot;)&amp;&quot;, unit = &quot;&quot;&quot;&amp;[.G48]&amp;&quot;&quot;&quot;} ,&quot;;&quot;&quot;)" office:value-type="string" office:string-value="id0x24 = { byte = 2 , size =  2 , mult = 0.000122070313 , offset = 0, unit = &quot;N/A&#10;V&quot;} ,">
            <text:p>id0x24 = { byte = 2 , size = <text:s/>2 , mult = 0.000122070313 , offset = 0, unit = "N/A<text:line-break/>V"} ,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2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8" table:formula="of:=1/32768" office:value-type="float" office:value="0.000030517578125">
            <text:p>0.00003051757812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49]&lt;&gt;&quot;&quot;;&quot;createCall(availPIDs, 0x&quot;&amp; [.M49]&amp; [.B49]&amp;&quot;,&quot;&quot;&quot;&amp;[.D49]&amp;&quot;&quot;&quot;, &quot;&quot;GetNumPIDs&quot;&quot;)&quot;;&quot;&quot;)" office:value-type="string" office:string-value="createCall(availPIDs, 0x25,&quot;O2S2_WR_lambda(1): Equivalence Ratio&#10;Voltage&quot;, &quot;GetNumPIDs&quot;)">
            <text:p>createCall(availPIDs, 0x25,"O2S2_WR_lambda(1): Equivalence Ratio<text:line-break/>Voltage", "GetNumPIDs")</text:p>
          </table:table-cell>
          <table:table-cell table:style-name="ce22" table:formula="of:=IF([.I49]&lt;&gt;&quot;&quot;;&quot;id0x&quot;&amp;[.M49]&amp;[.B49]&amp;&quot; = { byte = &quot;&amp;[.I49]&amp;&quot; , size =  &quot;&amp;[.J49]&amp;&quot; , mult = &quot;&amp;TEXT([.K49];&quot;0.############&quot;)&amp;&quot; , offset = &quot;&amp;TEXT([.L49];&quot;0.##############&quot;)&amp;&quot;, unit = &quot;&quot;&quot;&amp;[.G49]&amp;&quot;&quot;&quot;} ,&quot;;&quot;&quot;)" office:value-type="string" office:string-value="id0x25 = { byte = 1 , size =  2 , mult = 0.000030517578 , offset = 0, unit = &quot;N/A&#10;V&quot;} ,">
            <text:p>id0x25 = { byte = 1 , size = <text:s/>2 , mult = 0.000030517578 , offset = 0, unit = "N/A<text:line-break/>V"} ,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2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8" table:formula="of:=1/8192" office:value-type="float" office:value="0.0001220703125">
            <text:p>0.000122070312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50]&lt;&gt;&quot;&quot;;&quot;createCall(availPIDs, 0x&quot;&amp; [.M50]&amp; [.B50]&amp;&quot;,&quot;&quot;&quot;&amp;[.D50]&amp;&quot;&quot;&quot;, &quot;&quot;GetNumPIDs&quot;&quot;)&quot;;&quot;&quot;)" office:value-type="string" office:string-value="createCall(availPIDs, 0x25,&quot;O2S2_WR_lambda(1): Equivalence Ratio&#10;Voltage&quot;, &quot;GetNumPIDs&quot;)">
            <text:p>createCall(availPIDs, 0x25,"O2S2_WR_lambda(1): Equivalence Ratio<text:line-break/>Voltage", "GetNumPIDs")</text:p>
          </table:table-cell>
          <table:table-cell table:style-name="ce22" table:formula="of:=IF([.I50]&lt;&gt;&quot;&quot;;&quot;id0x&quot;&amp;[.M50]&amp;[.B50]&amp;&quot; = { byte = &quot;&amp;[.I50]&amp;&quot; , size =  &quot;&amp;[.J50]&amp;&quot; , mult = &quot;&amp;TEXT([.K50];&quot;0.############&quot;)&amp;&quot; , offset = &quot;&amp;TEXT([.L50];&quot;0.##############&quot;)&amp;&quot;, unit = &quot;&quot;&quot;&amp;[.G50]&amp;&quot;&quot;&quot;} ,&quot;;&quot;&quot;)" office:value-type="string" office:string-value="id0x25 = { byte = 2 , size =  2 , mult = 0.000122070313 , offset = 0, unit = &quot;N/A&#10;V&quot;} ,">
            <text:p>id0x25 = { byte = 2 , size = <text:s/>2 , mult = 0.000122070313 , offset = 0, unit = "N/A<text:line-break/>V"} ,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3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8" table:formula="of:=1/32768" office:value-type="float" office:value="0.000030517578125">
            <text:p>0.00003051757812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51]&lt;&gt;&quot;&quot;;&quot;createCall(availPIDs, 0x&quot;&amp; [.M51]&amp; [.B51]&amp;&quot;,&quot;&quot;&quot;&amp;[.D51]&amp;&quot;&quot;&quot;, &quot;&quot;GetNumPIDs&quot;&quot;)&quot;;&quot;&quot;)" office:value-type="string" office:string-value="createCall(availPIDs, 0x26,&quot;O2S3_WR_lambda(1): Equivalence Ratio&#10;Voltage&quot;, &quot;GetNumPIDs&quot;)">
            <text:p>createCall(availPIDs, 0x26,"O2S3_WR_lambda(1): Equivalence Ratio<text:line-break/>Voltage", "GetNumPIDs")</text:p>
          </table:table-cell>
          <table:table-cell table:style-name="ce22" table:formula="of:=IF([.I51]&lt;&gt;&quot;&quot;;&quot;id0x&quot;&amp;[.M51]&amp;[.B51]&amp;&quot; = { byte = &quot;&amp;[.I51]&amp;&quot; , size =  &quot;&amp;[.J51]&amp;&quot; , mult = &quot;&amp;TEXT([.K51];&quot;0.############&quot;)&amp;&quot; , offset = &quot;&amp;TEXT([.L51];&quot;0.##############&quot;)&amp;&quot;, unit = &quot;&quot;&quot;&amp;[.G51]&amp;&quot;&quot;&quot;} ,&quot;;&quot;&quot;)" office:value-type="string" office:string-value="id0x26 = { byte = 1 , size =  2 , mult = 0.000030517578 , offset = 0, unit = &quot;N/A&#10;V&quot;} ,">
            <text:p>id0x26 = { byte = 1 , size = <text:s/>2 , mult = 0.000030517578 , offset = 0, unit = "N/A<text:line-break/>V"} ,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3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8" table:formula="of:=1/8192" office:value-type="float" office:value="0.0001220703125">
            <text:p>0.000122070312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52]&lt;&gt;&quot;&quot;;&quot;createCall(availPIDs, 0x&quot;&amp; [.M52]&amp; [.B52]&amp;&quot;,&quot;&quot;&quot;&amp;[.D52]&amp;&quot;&quot;&quot;, &quot;&quot;GetNumPIDs&quot;&quot;)&quot;;&quot;&quot;)" office:value-type="string" office:string-value="createCall(availPIDs, 0x26,&quot;O2S3_WR_lambda(1): Equivalence Ratio&#10;Voltage&quot;, &quot;GetNumPIDs&quot;)">
            <text:p>createCall(availPIDs, 0x26,"O2S3_WR_lambda(1): Equivalence Ratio<text:line-break/>Voltage", "GetNumPIDs")</text:p>
          </table:table-cell>
          <table:table-cell table:style-name="ce22" table:formula="of:=IF([.I52]&lt;&gt;&quot;&quot;;&quot;id0x&quot;&amp;[.M52]&amp;[.B52]&amp;&quot; = { byte = &quot;&amp;[.I52]&amp;&quot; , size =  &quot;&amp;[.J52]&amp;&quot; , mult = &quot;&amp;TEXT([.K52];&quot;0.############&quot;)&amp;&quot; , offset = &quot;&amp;TEXT([.L52];&quot;0.##############&quot;)&amp;&quot;, unit = &quot;&quot;&quot;&amp;[.G52]&amp;&quot;&quot;&quot;} ,&quot;;&quot;&quot;)" office:value-type="string" office:string-value="id0x26 = { byte = 2 , size =  2 , mult = 0.000122070313 , offset = 0, unit = &quot;N/A&#10;V&quot;} ,">
            <text:p>id0x26 = { byte = 2 , size = <text:s/>2 , mult = 0.000122070313 , offset = 0, unit = "N/A<text:line-break/>V"} ,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4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8" table:formula="of:=1/32768" office:value-type="float" office:value="0.000030517578125">
            <text:p>0.00003051757812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53]&lt;&gt;&quot;&quot;;&quot;createCall(availPIDs, 0x&quot;&amp; [.M53]&amp; [.B53]&amp;&quot;,&quot;&quot;&quot;&amp;[.D53]&amp;&quot;&quot;&quot;, &quot;&quot;GetNumPIDs&quot;&quot;)&quot;;&quot;&quot;)" office:value-type="string" office:string-value="createCall(availPIDs, 0x27,&quot;O2S4_WR_lambda(1): Equivalence Ratio&#10;Voltage&quot;, &quot;GetNumPIDs&quot;)">
            <text:p>createCall(availPIDs, 0x27,"O2S4_WR_lambda(1): Equivalence Ratio<text:line-break/>Voltage", "GetNumPIDs")</text:p>
          </table:table-cell>
          <table:table-cell table:style-name="ce22" table:formula="of:=IF([.I53]&lt;&gt;&quot;&quot;;&quot;id0x&quot;&amp;[.M53]&amp;[.B53]&amp;&quot; = { byte = &quot;&amp;[.I53]&amp;&quot; , size =  &quot;&amp;[.J53]&amp;&quot; , mult = &quot;&amp;TEXT([.K53];&quot;0.############&quot;)&amp;&quot; , offset = &quot;&amp;TEXT([.L53];&quot;0.##############&quot;)&amp;&quot;, unit = &quot;&quot;&quot;&amp;[.G53]&amp;&quot;&quot;&quot;} ,&quot;;&quot;&quot;)" office:value-type="string" office:string-value="id0x27 = { byte = 1 , size =  2 , mult = 0.000030517578 , offset = 0, unit = &quot;N/A&#10;V&quot;} ,">
            <text:p>id0x27 = { byte = 1 , size = <text:s/>2 , mult = 0.000030517578 , offset = 0, unit = "N/A<text:line-break/>V"} ,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4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8" table:formula="of:=1/8192" office:value-type="float" office:value="0.0001220703125">
            <text:p>0.000122070312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54]&lt;&gt;&quot;&quot;;&quot;createCall(availPIDs, 0x&quot;&amp; [.M54]&amp; [.B54]&amp;&quot;,&quot;&quot;&quot;&amp;[.D54]&amp;&quot;&quot;&quot;, &quot;&quot;GetNumPIDs&quot;&quot;)&quot;;&quot;&quot;)" office:value-type="string" office:string-value="createCall(availPIDs, 0x27,&quot;O2S4_WR_lambda(1): Equivalence Ratio&#10;Voltage&quot;, &quot;GetNumPIDs&quot;)">
            <text:p>createCall(availPIDs, 0x27,"O2S4_WR_lambda(1): Equivalence Ratio<text:line-break/>Voltage", "GetNumPIDs")</text:p>
          </table:table-cell>
          <table:table-cell table:style-name="ce22" table:formula="of:=IF([.I54]&lt;&gt;&quot;&quot;;&quot;id0x&quot;&amp;[.M54]&amp;[.B54]&amp;&quot; = { byte = &quot;&amp;[.I54]&amp;&quot; , size =  &quot;&amp;[.J54]&amp;&quot; , mult = &quot;&amp;TEXT([.K54];&quot;0.############&quot;)&amp;&quot; , offset = &quot;&amp;TEXT([.L54];&quot;0.##############&quot;)&amp;&quot;, unit = &quot;&quot;&quot;&amp;[.G54]&amp;&quot;&quot;&quot;} ,&quot;;&quot;&quot;)" office:value-type="string" office:string-value="id0x27 = { byte = 2 , size =  2 , mult = 0.000122070313 , offset = 0, unit = &quot;N/A&#10;V&quot;} ,">
            <text:p>id0x27 = { byte = 2 , size = <text:s/>2 , mult = 0.000122070313 , offset = 0, unit = "N/A<text:line-break/>V"} ,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5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8" table:formula="of:=1/32768" office:value-type="float" office:value="0.000030517578125">
            <text:p>0.00003051757812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55]&lt;&gt;&quot;&quot;;&quot;createCall(availPIDs, 0x&quot;&amp; [.M55]&amp; [.B55]&amp;&quot;,&quot;&quot;&quot;&amp;[.D55]&amp;&quot;&quot;&quot;, &quot;&quot;GetNumPIDs&quot;&quot;)&quot;;&quot;&quot;)" office:value-type="string" office:string-value="createCall(availPIDs, 0x28,&quot;O2S5_WR_lambda(1): Equivalence Ratio&#10;Voltage&quot;, &quot;GetNumPIDs&quot;)">
            <text:p>createCall(availPIDs, 0x28,"O2S5_WR_lambda(1): Equivalence Ratio<text:line-break/>Voltage", "GetNumPIDs")</text:p>
          </table:table-cell>
          <table:table-cell table:style-name="ce22" table:formula="of:=IF([.I55]&lt;&gt;&quot;&quot;;&quot;id0x&quot;&amp;[.M55]&amp;[.B55]&amp;&quot; = { byte = &quot;&amp;[.I55]&amp;&quot; , size =  &quot;&amp;[.J55]&amp;&quot; , mult = &quot;&amp;TEXT([.K55];&quot;0.############&quot;)&amp;&quot; , offset = &quot;&amp;TEXT([.L55];&quot;0.##############&quot;)&amp;&quot;, unit = &quot;&quot;&quot;&amp;[.G55]&amp;&quot;&quot;&quot;} ,&quot;;&quot;&quot;)" office:value-type="string" office:string-value="id0x28 = { byte = 1 , size =  2 , mult = 0.000030517578 , offset = 0, unit = &quot;N/A&#10;V&quot;} ,">
            <text:p>id0x28 = { byte = 1 , size = <text:s/>2 , mult = 0.000030517578 , offset = 0, unit = "N/A<text:line-break/>V"} ,</text:p>
          </table:table-cell>
          <table:table-cell table:style-name="ce15"/>
          <table:table-cell table:number-columns-repeated="100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O2S5_WR_lambda(1): Equivalence Ratio</text:p>
            <text:p>Voltage</text:p>
          </table:table-cell>
          <table:table-cell table:style-name="ce4" office:value-type="string">
            <text:p>0</text:p>
            <text:p>0</text:p>
          </table:table-cell>
          <table:table-cell table:style-name="ce4" office:value-type="string">
            <text:p>2</text:p>
            <text:p>8</text:p>
          </table:table-cell>
          <table:table-cell table:style-name="ce4" office:value-type="string">
            <text:p>N/A</text:p>
            <text:p>V</text:p>
          </table:table-cell>
          <table:table-cell table:style-name="ce4" office:value-type="string">
            <text:p>((A*256)+B)/32768</text:p>
            <text:p>((C*256)+D)/8192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style-name="ce18" table:formula="of:=1/8192" office:value-type="float" office:value="0.0001220703125">
            <text:p>0.0001220703125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4" table:formula="of:=IF([.I56]&lt;&gt;&quot;&quot;;&quot;createCall(availPIDs, 0x&quot;&amp; [.M56]&amp; [.B56]&amp;&quot;,&quot;&quot;&quot;&amp;[.D56]&amp;&quot;&quot;&quot;, &quot;&quot;GetNumPIDs&quot;&quot;)&quot;;&quot;&quot;)" office:value-type="string" office:string-value="createCall(availPIDs, 0x28,&quot;O2S5_WR_lambda(1): Equivalence Ratio&#10;Voltage&quot;, &quot;GetNumPIDs&quot;)">
            <text:p>createCall(availPIDs, 0x28,"O2S5_WR_lambda(1): Equivalence Ratio<text:line-break/>Voltage", "GetNumPIDs")</text:p>
          </table:table-cell>
          <table:table-cell table:style-name="ce22" table:formula="of:=IF([.I56]&lt;&gt;&quot;&quot;;&quot;id0x&quot;&amp;[.M56]&amp;[.B56]&amp;&quot; = { byte = &quot;&amp;[.I56]&amp;&quot; , size =  &quot;&amp;[.J56]&amp;&quot; , mult = &quot;&amp;TEXT([.K56];&quot;0.############&quot;)&amp;&quot; , offset = &quot;&amp;TEXT([.L56];&quot;0.##############&quot;)&amp;&quot;, unit = &quot;&quot;&quot;&amp;[.G56]&amp;&quot;&quot;&quot;} ,&quot;;&quot;&quot;)" office:value-type="string" office:string-value="id0x28 = { byte = 2 , size =  2 , mult = 0.000122070313 , offset = 0, unit = &quot;N/A&#10;V&quot;} ,">
            <text:p>id0x28 = { byte = 2 , size = <text:s/>2 , mult = 0.000122070313 , offset = 0, unit = "N/A<text:line-break/>V"} ,</text:p>
          </table:table-cell>
          <table:table-cell table:style-name="ce15"/>
          <table:table-cell table:number-columns-repeated="1008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2S6_WR_lambda(1):</text:p>
            <text:p>Equivalence Ratio</text:p>
            <text:p>Voltage</text:p>
          </table:table-cell>
          <table:table-cell table:style-name="ce5" office:value-type="string">
            <text:p>0</text:p>
            <text:p>0</text:p>
          </table:table-cell>
          <table:table-cell table:style-name="ce5" office:value-type="string">
            <text:p>2</text:p>
            <text:p>8</text:p>
          </table:table-cell>
          <table:table-cell table:style-name="ce5" office:value-type="string">
            <text:p>N/A</text:p>
            <text:p>V</text:p>
          </table:table-cell>
          <table:table-cell table:style-name="ce5" office:value-type="string">
            <text:p>((A*256)+B)/32768</text:p>
            <text:p>((C*256)+D)/819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32768" office:value-type="float" office:value="0.000030517578125">
            <text:p>0.00003051757812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57]&lt;&gt;&quot;&quot;;&quot;createCall(availPIDs, 0x&quot;&amp; [.M57]&amp; [.B57]&amp;&quot;,&quot;&quot;&quot;&amp;[.D57]&amp;&quot;&quot;&quot;, &quot;&quot;GetNumPIDs&quot;&quot;)&quot;;&quot;&quot;)" office:value-type="string" office:string-value="createCall(availPIDs, 0x29,&quot;O2S6_WR_lambda(1):&#10;Equivalence Ratio&#10;Voltage&quot;, &quot;GetNumPIDs&quot;)">
            <text:p>createCall(availPIDs, 0x29,"O2S6_WR_lambda(1):<text:line-break/>Equivalence Ratio<text:line-break/>Voltage", "GetNumPIDs")</text:p>
          </table:table-cell>
          <table:table-cell table:style-name="ce23" table:formula="of:=IF([.I57]&lt;&gt;&quot;&quot;;&quot;id0x&quot;&amp;[.M57]&amp;[.B57]&amp;&quot; = { byte = &quot;&amp;[.I57]&amp;&quot; , size =  &quot;&amp;[.J57]&amp;&quot; , mult = &quot;&amp;TEXT([.K57];&quot;0.############&quot;)&amp;&quot; , offset = &quot;&amp;TEXT([.L57];&quot;0.##############&quot;)&amp;&quot;, unit = &quot;&quot;&quot;&amp;[.G57]&amp;&quot;&quot;&quot;} ,&quot;;&quot;&quot;)" office:value-type="string" office:string-value="id0x29 = { byte = 1 , size =  1 , mult = 0.000030517578 , offset = 0, unit = &quot;N/A&#10;V&quot;} ,">
            <text:p>id0x29 = { byte = 1 , size = <text:s/>1 , mult = 0.000030517578 , offset = 0, unit = "N/A<text:line-break/>V"} ,</text:p>
          </table:table-cell>
          <table:table-cell table:number-columns-repeated="100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string">
            <text:p>2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2S7_WR_lambda(1):</text:p>
            <text:p>Equivalence Ratio</text:p>
            <text:p>Voltage</text:p>
          </table:table-cell>
          <table:table-cell table:style-name="ce5" office:value-type="string">
            <text:p>0</text:p>
            <text:p>0</text:p>
          </table:table-cell>
          <table:table-cell table:style-name="ce5" office:value-type="string">
            <text:p>2</text:p>
            <text:p>8</text:p>
          </table:table-cell>
          <table:table-cell table:style-name="ce5" office:value-type="string">
            <text:p>N/A</text:p>
            <text:p>V</text:p>
          </table:table-cell>
          <table:table-cell table:style-name="ce5" office:value-type="string">
            <text:p>((A*256)+B)/32768</text:p>
            <text:p>((C*256)+D)/819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32768" office:value-type="float" office:value="0.000030517578125">
            <text:p>0.00003051757812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58]&lt;&gt;&quot;&quot;;&quot;createCall(availPIDs, 0x&quot;&amp; [.M58]&amp; [.B58]&amp;&quot;,&quot;&quot;&quot;&amp;[.D58]&amp;&quot;&quot;&quot;, &quot;&quot;GetNumPIDs&quot;&quot;)&quot;;&quot;&quot;)" office:value-type="string" office:string-value="createCall(availPIDs, 0x2A,&quot;O2S7_WR_lambda(1):&#10;Equivalence Ratio&#10;Voltage&quot;, &quot;GetNumPIDs&quot;)">
            <text:p>createCall(availPIDs, 0x2A,"O2S7_WR_lambda(1):<text:line-break/>Equivalence Ratio<text:line-break/>Voltage", "GetNumPIDs")</text:p>
          </table:table-cell>
          <table:table-cell table:style-name="ce23" table:formula="of:=IF([.I58]&lt;&gt;&quot;&quot;;&quot;id0x&quot;&amp;[.M58]&amp;[.B58]&amp;&quot; = { byte = &quot;&amp;[.I58]&amp;&quot; , size =  &quot;&amp;[.J58]&amp;&quot; , mult = &quot;&amp;TEXT([.K58];&quot;0.############&quot;)&amp;&quot; , offset = &quot;&amp;TEXT([.L58];&quot;0.##############&quot;)&amp;&quot;, unit = &quot;&quot;&quot;&amp;[.G58]&amp;&quot;&quot;&quot;} ,&quot;;&quot;&quot;)" office:value-type="string" office:string-value="id0x2A = { byte = 1 , size =  1 , mult = 0.000030517578 , offset = 0, unit = &quot;N/A&#10;V&quot;} ,">
            <text:p>id0x2A = { byte = 1 , size = <text:s/>1 , mult = 0.000030517578 , offset = 0, unit = "N/A<text:line-break/>V"} ,</text:p>
          </table:table-cell>
          <table:table-cell table:number-columns-repeated="100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string">
            <text:p>2B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2S8_WR_lambda(1):</text:p>
            <text:p>Equivalence Ratio</text:p>
            <text:p>Voltage</text:p>
          </table:table-cell>
          <table:table-cell table:style-name="ce5" office:value-type="string">
            <text:p>0</text:p>
            <text:p>0</text:p>
          </table:table-cell>
          <table:table-cell table:style-name="ce5" office:value-type="string">
            <text:p>2</text:p>
            <text:p>8</text:p>
          </table:table-cell>
          <table:table-cell table:style-name="ce5" office:value-type="string">
            <text:p>N/A</text:p>
            <text:p>V</text:p>
          </table:table-cell>
          <table:table-cell table:style-name="ce5" office:value-type="string">
            <text:p>((A*256)+B)/32768</text:p>
            <text:p>((C*256)+D)/819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32768" office:value-type="float" office:value="0.000030517578125">
            <text:p>0.00003051757812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59]&lt;&gt;&quot;&quot;;&quot;createCall(availPIDs, 0x&quot;&amp; [.M59]&amp; [.B59]&amp;&quot;,&quot;&quot;&quot;&amp;[.D59]&amp;&quot;&quot;&quot;, &quot;&quot;GetNumPIDs&quot;&quot;)&quot;;&quot;&quot;)" office:value-type="string" office:string-value="createCall(availPIDs, 0x2B,&quot;O2S8_WR_lambda(1):&#10;Equivalence Ratio&#10;Voltage&quot;, &quot;GetNumPIDs&quot;)">
            <text:p>createCall(availPIDs, 0x2B,"O2S8_WR_lambda(1):<text:line-break/>Equivalence Ratio<text:line-break/>Voltage", "GetNumPIDs")</text:p>
          </table:table-cell>
          <table:table-cell table:style-name="ce23" table:formula="of:=IF([.I59]&lt;&gt;&quot;&quot;;&quot;id0x&quot;&amp;[.M59]&amp;[.B59]&amp;&quot; = { byte = &quot;&amp;[.I59]&amp;&quot; , size =  &quot;&amp;[.J59]&amp;&quot; , mult = &quot;&amp;TEXT([.K59];&quot;0.############&quot;)&amp;&quot; , offset = &quot;&amp;TEXT([.L59];&quot;0.##############&quot;)&amp;&quot;, unit = &quot;&quot;&quot;&amp;[.G59]&amp;&quot;&quot;&quot;} ,&quot;;&quot;&quot;)" office:value-type="string" office:string-value="id0x2B = { byte = 1 , size =  1 , mult = 0.000030517578 , offset = 0, unit = &quot;N/A&#10;V&quot;} ,">
            <text:p>id0x2B = { byte = 1 , size = <text:s/>1 , mult = 0.000030517578 , offset = 0, unit = "N/A<text:line-break/>V"} ,</text:p>
          </table:table-cell>
          <table:table-cell table:number-columns-repeated="100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 office:value-type="string">
            <text:p>2C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ommanded EGR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 %</text:p>
          </table:table-cell>
          <table:table-cell table:style-name="ce5" office:value-type="string">
            <text:p>100*A/25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255" office:value-type="float" office:value="0.00392156862745098">
            <text:p>0.00392156862745098</text:p>
          </table:table-cell>
          <table:table-cell table:style-name="ce20"/>
          <table:table-cell table:style-name="ce20"/>
          <table:table-cell table:style-name="ce16" table:formula="of:=IF([.I60]&lt;&gt;&quot;&quot;;&quot;createCall(availPIDs, 0x&quot;&amp; [.M60]&amp; [.B60]&amp;&quot;,&quot;&quot;&quot;&amp;[.D60]&amp;&quot;&quot;&quot;, &quot;&quot;GetNumPIDs&quot;&quot;)&quot;;&quot;&quot;)" office:value-type="string" office:string-value="createCall(availPIDs, 0x2C,&quot;Commanded EGR&quot;, &quot;GetNumPIDs&quot;)">
            <text:p>createCall(availPIDs, 0x2C,"Commanded EGR", "GetNumPIDs")</text:p>
          </table:table-cell>
          <table:table-cell table:style-name="ce23" table:formula="of:=IF([.I60]&lt;&gt;&quot;&quot;;&quot;id0x&quot;&amp;[.M60]&amp;[.B60]&amp;&quot; = { byte = &quot;&amp;[.I60]&amp;&quot; , size =  &quot;&amp;[.J60]&amp;&quot; , mult = &quot;&amp;TEXT([.K60];&quot;0.############&quot;)&amp;&quot; , offset = &quot;&amp;TEXT([.L60];&quot;0.##############&quot;)&amp;&quot;, unit = &quot;&quot;&quot;&amp;[.G60]&amp;&quot;&quot;&quot;} ,&quot;;&quot;&quot;)" office:value-type="string" office:string-value="id0x2C = { byte = 1 , size =  1 , mult = 0.003921568627 , offset = 0, unit = &quot; %&quot;} ,">
            <text:p>id0x2C = { byte = 1 , size = <text:s/>1 , mult = 0.003921568627 , offset = 0, unit = " %"} ,</text:p>
          </table:table-cell>
          <table:table-cell table:number-columns-repeated="100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 office:value-type="string">
            <text:p>2D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EGR Error</text:p>
          </table:table-cell>
          <table:table-cell table:style-name="ce5" office:value-type="float" office:value="-100">
            <text:p>-100</text:p>
          </table:table-cell>
          <table:table-cell table:style-name="ce5" office:value-type="string">
            <text:p>99.22</text:p>
          </table:table-cell>
          <table:table-cell table:style-name="ce5" office:value-type="string">
            <text:p> %</text:p>
          </table:table-cell>
          <table:table-cell table:style-name="ce5" office:value-type="string">
            <text:p>(A-128) * 100/128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00/128" office:value-type="float" office:value="0.78125">
            <text:p>0.78125</text:p>
          </table:table-cell>
          <table:table-cell table:style-name="ce20" office:value-type="float" office:value="-100">
            <text:p>-100</text:p>
          </table:table-cell>
          <table:table-cell table:style-name="ce20"/>
          <table:table-cell table:style-name="ce16" table:formula="of:=IF([.I61]&lt;&gt;&quot;&quot;;&quot;createCall(availPIDs, 0x&quot;&amp; [.M61]&amp; [.B61]&amp;&quot;,&quot;&quot;&quot;&amp;[.D61]&amp;&quot;&quot;&quot;, &quot;&quot;GetNumPIDs&quot;&quot;)&quot;;&quot;&quot;)" office:value-type="string" office:string-value="createCall(availPIDs, 0x2D,&quot;EGR Error&quot;, &quot;GetNumPIDs&quot;)">
            <text:p>createCall(availPIDs, 0x2D,"EGR Error", "GetNumPIDs")</text:p>
          </table:table-cell>
          <table:table-cell table:style-name="ce23" table:formula="of:=IF([.I61]&lt;&gt;&quot;&quot;;&quot;id0x&quot;&amp;[.M61]&amp;[.B61]&amp;&quot; = { byte = &quot;&amp;[.I61]&amp;&quot; , size =  &quot;&amp;[.J61]&amp;&quot; , mult = &quot;&amp;TEXT([.K61];&quot;0.############&quot;)&amp;&quot; , offset = &quot;&amp;TEXT([.L61];&quot;0.##############&quot;)&amp;&quot;, unit = &quot;&quot;&quot;&amp;[.G61]&amp;&quot;&quot;&quot;} ,&quot;;&quot;&quot;)" office:value-type="string" office:string-value="id0x2D = { byte = 1 , size =  1 , mult = 0.78125 , offset = -100, unit = &quot; %&quot;} ,">
            <text:p>id0x2D = { byte = 1 , size = <text:s/>1 , mult = 0.78125 , offset = -100, unit = " %"} ,</text:p>
          </table:table-cell>
          <table:table-cell table:number-columns-repeated="100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 office:value-type="string">
            <text:p>2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ommanded evaporative purg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 %</text:p>
          </table:table-cell>
          <table:table-cell table:style-name="ce5" office:value-type="string">
            <text:p>100*A/25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255" office:value-type="float" office:value="0.00392156862745098">
            <text:p>0.00392156862745098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62]&lt;&gt;&quot;&quot;;&quot;createCall(availPIDs, 0x&quot;&amp; [.M62]&amp; [.B62]&amp;&quot;,&quot;&quot;&quot;&amp;[.D62]&amp;&quot;&quot;&quot;, &quot;&quot;GetNumPIDs&quot;&quot;)&quot;;&quot;&quot;)" office:value-type="string" office:string-value="createCall(availPIDs, 0x2E,&quot;Commanded evaporative purge&quot;, &quot;GetNumPIDs&quot;)">
            <text:p>createCall(availPIDs, 0x2E,"Commanded evaporative purge", "GetNumPIDs")</text:p>
          </table:table-cell>
          <table:table-cell table:style-name="ce23" table:formula="of:=IF([.I62]&lt;&gt;&quot;&quot;;&quot;id0x&quot;&amp;[.M62]&amp;[.B62]&amp;&quot; = { byte = &quot;&amp;[.I62]&amp;&quot; , size =  &quot;&amp;[.J62]&amp;&quot; , mult = &quot;&amp;TEXT([.K62];&quot;0.############&quot;)&amp;&quot; , offset = &quot;&amp;TEXT([.L62];&quot;0.##############&quot;)&amp;&quot;, unit = &quot;&quot;&quot;&amp;[.G62]&amp;&quot;&quot;&quot;} ,&quot;;&quot;&quot;)" office:value-type="string" office:string-value="id0x2E = { byte = 1 , size =  1 , mult = 0.003921568627 , offset = 0, unit = &quot; %&quot;} ,">
            <text:p>id0x2E = { byte = 1 , size = <text:s/>1 , mult = 0.003921568627 , offset = 0, unit = " %"} ,</text:p>
          </table:table-cell>
          <table:table-cell table:number-columns-repeated="100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 office:value-type="string">
            <text:p>2F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Fuel Level Inpu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 %</text:p>
          </table:table-cell>
          <table:table-cell table:style-name="ce5" office:value-type="string">
            <text:p>100*A/25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255" office:value-type="float" office:value="0.00392156862745098">
            <text:p>0.00392156862745098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63]&lt;&gt;&quot;&quot;;&quot;createCall(availPIDs, 0x&quot;&amp; [.M63]&amp; [.B63]&amp;&quot;,&quot;&quot;&quot;&amp;[.D63]&amp;&quot;&quot;&quot;, &quot;&quot;GetNumPIDs&quot;&quot;)&quot;;&quot;&quot;)" office:value-type="string" office:string-value="createCall(availPIDs, 0x2F,&quot;Fuel Level Input&quot;, &quot;GetNumPIDs&quot;)">
            <text:p>createCall(availPIDs, 0x2F,"Fuel Level Input", "GetNumPIDs")</text:p>
          </table:table-cell>
          <table:table-cell table:style-name="ce23" table:formula="of:=IF([.I63]&lt;&gt;&quot;&quot;;&quot;id0x&quot;&amp;[.M63]&amp;[.B63]&amp;&quot; = { byte = &quot;&amp;[.I63]&amp;&quot; , size =  &quot;&amp;[.J63]&amp;&quot; , mult = &quot;&amp;TEXT([.K63];&quot;0.############&quot;)&amp;&quot; , offset = &quot;&amp;TEXT([.L63];&quot;0.##############&quot;)&amp;&quot;, unit = &quot;&quot;&quot;&amp;[.G63]&amp;&quot;&quot;&quot;} ,&quot;;&quot;&quot;)" office:value-type="string" office:string-value="id0x2F = { byte = 1 , size =  1 , mult = 0.003921568627 , offset = 0, unit = &quot; %&quot;} ,">
            <text:p>id0x2F = { byte = 1 , size = <text:s/>1 , mult = 0.003921568627 , offset = 0, unit = " %"} ,</text:p>
          </table:table-cell>
          <table:table-cell table:number-columns-repeated="100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# of warm-ups since codes cleared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5">
            <text:p>255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A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" office:value-type="float" office:value="1">
            <text:p>1</text:p>
          </table:table-cell>
          <table:table-cell table:style-name="ce20"/>
          <table:table-cell table:style-name="ce20"/>
          <table:table-cell table:style-name="ce16" table:formula="of:=IF([.I64]&lt;&gt;&quot;&quot;;&quot;createCall(availPIDs, 0x&quot;&amp; [.M64]&amp; [.B64]&amp;&quot;,&quot;&quot;&quot;&amp;[.D64]&amp;&quot;&quot;&quot;, &quot;&quot;GetNumPIDs&quot;&quot;)&quot;;&quot;&quot;)" office:value-type="string" office:string-value="createCall(availPIDs, 0x30,&quot;# of warm-ups since codes cleared&quot;, &quot;GetNumPIDs&quot;)">
            <text:p>createCall(availPIDs, 0x30,"# of warm-ups since codes cleared", "GetNumPIDs")</text:p>
          </table:table-cell>
          <table:table-cell table:style-name="ce23" table:formula="of:=IF([.I64]&lt;&gt;&quot;&quot;;&quot;id0x&quot;&amp;[.M64]&amp;[.B64]&amp;&quot; = { byte = &quot;&amp;[.I64]&amp;&quot; , size =  &quot;&amp;[.J64]&amp;&quot; , mult = &quot;&amp;TEXT([.K64];&quot;0.############&quot;)&amp;&quot; , offset = &quot;&amp;TEXT([.L64];&quot;0.##############&quot;)&amp;&quot;, unit = &quot;&quot;&quot;&amp;[.G64]&amp;&quot;&quot;&quot;} ,&quot;;&quot;&quot;)" office:value-type="string" office:string-value="id0x30 = { byte = 1 , size =  1 , mult = 1 , offset = 0, unit = &quot;N/A&quot;} ,">
            <text:p>id0x30 = { byte = 1 , size = <text:s/>1 , mult = 1 , offset = 0, unit = "N/A"} ,</text:p>
          </table:table-cell>
          <table:table-cell table:number-columns-repeated="100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Distance traveled since codes cleared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5.535">
            <text:p>65,535</text:p>
          </table:table-cell>
          <table:table-cell table:style-name="ce5" office:value-type="string">
            <text:p>km</text:p>
          </table:table-cell>
          <table:table-cell table:style-name="ce5" office:value-type="string">
            <text:p>(A*256)+B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/>
          <table:table-cell table:style-name="ce20"/>
          <table:table-cell table:style-name="ce20"/>
          <table:table-cell table:style-name="ce16" table:formula="of:=IF([.I65]&lt;&gt;&quot;&quot;;&quot;createCall(availPIDs, 0x&quot;&amp; [.M65]&amp; [.B65]&amp;&quot;,&quot;&quot;&quot;&amp;[.D65]&amp;&quot;&quot;&quot;, &quot;&quot;GetNumPIDs&quot;&quot;)&quot;;&quot;&quot;)" office:value-type="string" office:string-value="createCall(availPIDs, 0x31,&quot;Distance traveled since codes cleared&quot;, &quot;GetNumPIDs&quot;)">
            <text:p>createCall(availPIDs, 0x31,"Distance traveled since codes cleared", "GetNumPIDs")</text:p>
          </table:table-cell>
          <table:table-cell table:style-name="ce23" table:formula="of:=IF([.I65]&lt;&gt;&quot;&quot;;&quot;id0x&quot;&amp;[.M65]&amp;[.B65]&amp;&quot; = { byte = &quot;&amp;[.I65]&amp;&quot; , size =  &quot;&amp;[.J65]&amp;&quot; , mult = &quot;&amp;TEXT([.K65];&quot;0.############&quot;)&amp;&quot; , offset = &quot;&amp;TEXT([.L65];&quot;0.##############&quot;)&amp;&quot;, unit = &quot;&quot;&quot;&amp;[.G65]&amp;&quot;&quot;&quot;} ,&quot;;&quot;&quot;)" office:value-type="string" office:string-value="id0x31 = { byte = 1 , size =  1 , mult = 0 , offset = 0, unit = &quot;km&quot;} ,">
            <text:p>id0x31 = { byte = 1 , size = <text:s/>1 , mult = 0 , offset = 0, unit = "km"} ,</text:p>
          </table:table-cell>
          <table:table-cell table:number-columns-repeated="100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vap. System Vapor Pressure</text:p>
          </table:table-cell>
          <table:table-cell table:style-name="ce5" office:value-type="float" office:value="-8.192">
            <text:p>-8,192</text:p>
          </table:table-cell>
          <table:table-cell table:style-name="ce5" office:value-type="float" office:value="8.192">
            <text:p>8,192</text:p>
          </table:table-cell>
          <table:table-cell table:style-name="ce5" office:value-type="string">
            <text:p>Pa</text:p>
          </table:table-cell>
          <table:table-cell table:style-name="ce5" office:value-type="string">
            <text:p>((A*256)+B)/4 (A is signed)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4" office:value-type="float" office:value="0.25">
            <text:p>0.25</text:p>
          </table:table-cell>
          <table:table-cell table:style-name="ce20" office:value-type="float" office:value="-8.192">
            <text:p>-8.192</text:p>
          </table:table-cell>
          <table:table-cell table:style-name="ce20"/>
          <table:table-cell table:style-name="ce16" table:formula="of:=IF([.I66]&lt;&gt;&quot;&quot;;&quot;createCall(availPIDs, 0x&quot;&amp; [.M66]&amp; [.B66]&amp;&quot;,&quot;&quot;&quot;&amp;[.D66]&amp;&quot;&quot;&quot;, &quot;&quot;GetNumPIDs&quot;&quot;)&quot;;&quot;&quot;)" office:value-type="string" office:string-value="createCall(availPIDs, 0x32,&quot;Evap. System Vapor Pressure&quot;, &quot;GetNumPIDs&quot;)">
            <text:p>createCall(availPIDs, 0x32,"Evap. System Vapor Pressure", "GetNumPIDs")</text:p>
          </table:table-cell>
          <table:table-cell table:style-name="ce23" table:formula="of:=IF([.I66]&lt;&gt;&quot;&quot;;&quot;id0x&quot;&amp;[.M66]&amp;[.B66]&amp;&quot; = { byte = &quot;&amp;[.I66]&amp;&quot; , size =  &quot;&amp;[.J66]&amp;&quot; , mult = &quot;&amp;TEXT([.K66];&quot;0.############&quot;)&amp;&quot; , offset = &quot;&amp;TEXT([.L66];&quot;0.##############&quot;)&amp;&quot;, unit = &quot;&quot;&quot;&amp;[.G66]&amp;&quot;&quot;&quot;} ,&quot;;&quot;&quot;)" office:value-type="string" office:string-value="id0x32 = { byte = 1 , size =  1 , mult = 0.25 , offset = -8.192, unit = &quot;Pa&quot;} ,">
            <text:p>id0x32 = { byte = 1 , size = <text:s/>1 , mult = 0.25 , offset = -8.192, unit = "Pa"} ,</text:p>
          </table:table-cell>
          <table:table-cell table:number-columns-repeated="100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Barometric pressure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55">
            <text:p>255</text:p>
          </table:table-cell>
          <table:table-cell table:style-name="ce5" office:value-type="string">
            <text:p>kPa (Absolute)</text:p>
          </table:table-cell>
          <table:table-cell table:style-name="ce5" office:value-type="string">
            <text:p>A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" office:value-type="float" office:value="1">
            <text:p>1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67]&lt;&gt;&quot;&quot;;&quot;createCall(availPIDs, 0x&quot;&amp; [.M67]&amp; [.B67]&amp;&quot;,&quot;&quot;&quot;&amp;[.D67]&amp;&quot;&quot;&quot;, &quot;&quot;GetNumPIDs&quot;&quot;)&quot;;&quot;&quot;)" office:value-type="string" office:string-value="createCall(availPIDs, 0x33,&quot;Barometric pressure&quot;, &quot;GetNumPIDs&quot;)">
            <text:p>createCall(availPIDs, 0x33,"Barometric pressure", "GetNumPIDs")</text:p>
          </table:table-cell>
          <table:table-cell table:style-name="ce23" table:formula="of:=IF([.I67]&lt;&gt;&quot;&quot;;&quot;id0x&quot;&amp;[.M67]&amp;[.B67]&amp;&quot; = { byte = &quot;&amp;[.I67]&amp;&quot; , size =  &quot;&amp;[.J67]&amp;&quot; , mult = &quot;&amp;TEXT([.K67];&quot;0.############&quot;)&amp;&quot; , offset = &quot;&amp;TEXT([.L67];&quot;0.##############&quot;)&amp;&quot;, unit = &quot;&quot;&quot;&amp;[.G67]&amp;&quot;&quot;&quot;} ,&quot;;&quot;&quot;)" office:value-type="string" office:string-value="id0x33 = { byte = 1 , size =  1 , mult = 1 , offset = 0, unit = &quot;kPa (Absolute)&quot;} ,">
            <text:p>id0x33 = { byte = 1 , size = <text:s/>1 , mult = 1 , offset = 0, unit = "kPa (Absolute)"} ,</text:p>
          </table:table-cell>
          <table:table-cell table:number-columns-repeated="100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2S1_WR_lambda(1):</text:p>
            <text:p>Equivalence Ratio</text:p>
            <text:p>Current</text:p>
          </table:table-cell>
          <table:table-cell table:style-name="ce5" office:value-type="string">
            <text:p>0</text:p>
            <text:p>-128</text:p>
          </table:table-cell>
          <table:table-cell table:style-name="ce5" office:value-type="string">
            <text:p>2</text:p>
            <text:p>128</text:p>
          </table:table-cell>
          <table:table-cell table:style-name="ce5" office:value-type="string">
            <text:p>N/A</text:p>
            <text:p>mA</text:p>
          </table:table-cell>
          <table:table-cell table:style-name="ce5" office:value-type="string">
            <text:p>((A*256)+B)/32768</text:p>
            <text:p>((C*256)+D)/256 - 128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32768" office:value-type="float" office:value="0.000030517578125">
            <text:p>0.00003051757812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68]&lt;&gt;&quot;&quot;;&quot;createCall(availPIDs, 0x&quot;&amp; [.M68]&amp; [.B68]&amp;&quot;,&quot;&quot;&quot;&amp;[.D68]&amp;&quot;&quot;&quot;, &quot;&quot;GetNumPIDs&quot;&quot;)&quot;;&quot;&quot;)" office:value-type="string" office:string-value="createCall(availPIDs, 0x34,&quot;O2S1_WR_lambda(1):&#10;Equivalence Ratio&#10;Current&quot;, &quot;GetNumPIDs&quot;)">
            <text:p>createCall(availPIDs, 0x34,"O2S1_WR_lambda(1):<text:line-break/>Equivalence Ratio<text:line-break/>Current", "GetNumPIDs")</text:p>
          </table:table-cell>
          <table:table-cell table:style-name="ce23" table:formula="of:=IF([.I68]&lt;&gt;&quot;&quot;;&quot;id0x&quot;&amp;[.M68]&amp;[.B68]&amp;&quot; = { byte = &quot;&amp;[.I68]&amp;&quot; , size =  &quot;&amp;[.J68]&amp;&quot; , mult = &quot;&amp;TEXT([.K68];&quot;0.############&quot;)&amp;&quot; , offset = &quot;&amp;TEXT([.L68];&quot;0.##############&quot;)&amp;&quot;, unit = &quot;&quot;&quot;&amp;[.G68]&amp;&quot;&quot;&quot;} ,&quot;;&quot;&quot;)" office:value-type="string" office:string-value="id0x34 = { byte = 1 , size =  1 , mult = 0.000030517578 , offset = 0, unit = &quot;N/A&#10;mA&quot;} ,">
            <text:p>id0x34 = { byte = 1 , size = <text:s/>1 , mult = 0.000030517578 , offset = 0, unit = "N/A<text:line-break/>mA"} ,</text:p>
          </table:table-cell>
          <table:table-cell table:number-columns-repeated="100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2S2_WR_lambda(1):</text:p>
            <text:p>Equivalence Ratio</text:p>
            <text:p>Current</text:p>
          </table:table-cell>
          <table:table-cell table:style-name="ce5" office:value-type="string">
            <text:p>0</text:p>
            <text:p>-128</text:p>
          </table:table-cell>
          <table:table-cell table:style-name="ce5" office:value-type="string">
            <text:p>2</text:p>
            <text:p>128</text:p>
          </table:table-cell>
          <table:table-cell table:style-name="ce5" office:value-type="string">
            <text:p>N/A</text:p>
            <text:p>mA</text:p>
          </table:table-cell>
          <table:table-cell table:style-name="ce5" office:value-type="string">
            <text:p>((A*256)+B)/32768</text:p>
            <text:p>((C*256)+D)/256 - 128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32768" office:value-type="float" office:value="0.000030517578125">
            <text:p>0.00003051757812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69]&lt;&gt;&quot;&quot;;&quot;createCall(availPIDs, 0x&quot;&amp; [.M69]&amp; [.B69]&amp;&quot;,&quot;&quot;&quot;&amp;[.D69]&amp;&quot;&quot;&quot;, &quot;&quot;GetNumPIDs&quot;&quot;)&quot;;&quot;&quot;)" office:value-type="string" office:string-value="createCall(availPIDs, 0x35,&quot;O2S2_WR_lambda(1):&#10;Equivalence Ratio&#10;Current&quot;, &quot;GetNumPIDs&quot;)">
            <text:p>createCall(availPIDs, 0x35,"O2S2_WR_lambda(1):<text:line-break/>Equivalence Ratio<text:line-break/>Current", "GetNumPIDs")</text:p>
          </table:table-cell>
          <table:table-cell table:style-name="ce23" table:formula="of:=IF([.I69]&lt;&gt;&quot;&quot;;&quot;id0x&quot;&amp;[.M69]&amp;[.B69]&amp;&quot; = { byte = &quot;&amp;[.I69]&amp;&quot; , size =  &quot;&amp;[.J69]&amp;&quot; , mult = &quot;&amp;TEXT([.K69];&quot;0.############&quot;)&amp;&quot; , offset = &quot;&amp;TEXT([.L69];&quot;0.##############&quot;)&amp;&quot;, unit = &quot;&quot;&quot;&amp;[.G69]&amp;&quot;&quot;&quot;} ,&quot;;&quot;&quot;)" office:value-type="string" office:string-value="id0x35 = { byte = 1 , size =  1 , mult = 0.000030517578 , offset = 0, unit = &quot;N/A&#10;mA&quot;} ,">
            <text:p>id0x35 = { byte = 1 , size = <text:s/>1 , mult = 0.000030517578 , offset = 0, unit = "N/A<text:line-break/>mA"} ,</text:p>
          </table:table-cell>
          <table:table-cell table:number-columns-repeated="100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2S3_WR_lambda(1):</text:p>
            <text:p>Equivalence Ratio</text:p>
            <text:p>Current</text:p>
          </table:table-cell>
          <table:table-cell table:style-name="ce5" office:value-type="string">
            <text:p>0</text:p>
            <text:p>-128</text:p>
          </table:table-cell>
          <table:table-cell table:style-name="ce5" office:value-type="string">
            <text:p>2</text:p>
            <text:p>128</text:p>
          </table:table-cell>
          <table:table-cell table:style-name="ce5" office:value-type="string">
            <text:p>N/A</text:p>
            <text:p>mA</text:p>
          </table:table-cell>
          <table:table-cell table:style-name="ce5" office:value-type="string">
            <text:p>((A*256)+B)/327685</text:p>
            <text:p>((C*256)+D)/256 - 128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32768" office:value-type="float" office:value="0.000030517578125">
            <text:p>0.00003051757812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70]&lt;&gt;&quot;&quot;;&quot;createCall(availPIDs, 0x&quot;&amp; [.M70]&amp; [.B70]&amp;&quot;,&quot;&quot;&quot;&amp;[.D70]&amp;&quot;&quot;&quot;, &quot;&quot;GetNumPIDs&quot;&quot;)&quot;;&quot;&quot;)" office:value-type="string" office:string-value="createCall(availPIDs, 0x36,&quot;O2S3_WR_lambda(1):&#10;Equivalence Ratio&#10;Current&quot;, &quot;GetNumPIDs&quot;)">
            <text:p>createCall(availPIDs, 0x36,"O2S3_WR_lambda(1):<text:line-break/>Equivalence Ratio<text:line-break/>Current", "GetNumPIDs")</text:p>
          </table:table-cell>
          <table:table-cell table:style-name="ce23" table:formula="of:=IF([.I70]&lt;&gt;&quot;&quot;;&quot;id0x&quot;&amp;[.M70]&amp;[.B70]&amp;&quot; = { byte = &quot;&amp;[.I70]&amp;&quot; , size =  &quot;&amp;[.J70]&amp;&quot; , mult = &quot;&amp;TEXT([.K70];&quot;0.############&quot;)&amp;&quot; , offset = &quot;&amp;TEXT([.L70];&quot;0.##############&quot;)&amp;&quot;, unit = &quot;&quot;&quot;&amp;[.G70]&amp;&quot;&quot;&quot;} ,&quot;;&quot;&quot;)" office:value-type="string" office:string-value="id0x36 = { byte = 1 , size =  1 , mult = 0.000030517578 , offset = 0, unit = &quot;N/A&#10;mA&quot;} ,">
            <text:p>id0x36 = { byte = 1 , size = <text:s/>1 , mult = 0.000030517578 , offset = 0, unit = "N/A<text:line-break/>mA"} ,</text:p>
          </table:table-cell>
          <table:table-cell table:number-columns-repeated="100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2S4_WR_lambda(1):</text:p>
            <text:p>Equivalence Ratio</text:p>
            <text:p>Current</text:p>
          </table:table-cell>
          <table:table-cell table:style-name="ce5" office:value-type="string">
            <text:p>0</text:p>
            <text:p>-128</text:p>
          </table:table-cell>
          <table:table-cell table:style-name="ce5" office:value-type="string">
            <text:p>2</text:p>
            <text:p>128</text:p>
          </table:table-cell>
          <table:table-cell table:style-name="ce5" office:value-type="string">
            <text:p>N/A</text:p>
            <text:p>mA</text:p>
          </table:table-cell>
          <table:table-cell table:style-name="ce5" office:value-type="string">
            <text:p>((A*256)+B)/32768</text:p>
            <text:p>((C*256)+D)/256 - 128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32768" office:value-type="float" office:value="0.000030517578125">
            <text:p>0.00003051757812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71]&lt;&gt;&quot;&quot;;&quot;createCall(availPIDs, 0x&quot;&amp; [.M71]&amp; [.B71]&amp;&quot;,&quot;&quot;&quot;&amp;[.D71]&amp;&quot;&quot;&quot;, &quot;&quot;GetNumPIDs&quot;&quot;)&quot;;&quot;&quot;)" office:value-type="string" office:string-value="createCall(availPIDs, 0x37,&quot;O2S4_WR_lambda(1):&#10;Equivalence Ratio&#10;Current&quot;, &quot;GetNumPIDs&quot;)">
            <text:p>createCall(availPIDs, 0x37,"O2S4_WR_lambda(1):<text:line-break/>Equivalence Ratio<text:line-break/>Current", "GetNumPIDs")</text:p>
          </table:table-cell>
          <table:table-cell table:style-name="ce23" table:formula="of:=IF([.I71]&lt;&gt;&quot;&quot;;&quot;id0x&quot;&amp;[.M71]&amp;[.B71]&amp;&quot; = { byte = &quot;&amp;[.I71]&amp;&quot; , size =  &quot;&amp;[.J71]&amp;&quot; , mult = &quot;&amp;TEXT([.K71];&quot;0.############&quot;)&amp;&quot; , offset = &quot;&amp;TEXT([.L71];&quot;0.##############&quot;)&amp;&quot;, unit = &quot;&quot;&quot;&amp;[.G71]&amp;&quot;&quot;&quot;} ,&quot;;&quot;&quot;)" office:value-type="string" office:string-value="id0x37 = { byte = 1 , size =  1 , mult = 0.000030517578 , offset = 0, unit = &quot;N/A&#10;mA&quot;} ,">
            <text:p>id0x37 = { byte = 1 , size = <text:s/>1 , mult = 0.000030517578 , offset = 0, unit = "N/A<text:line-break/>mA"} ,</text:p>
          </table:table-cell>
          <table:table-cell table:number-columns-repeated="100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2S5_WR_lambda(1):</text:p>
            <text:p>Equivalence Ratio</text:p>
            <text:p>Current</text:p>
          </table:table-cell>
          <table:table-cell table:style-name="ce5" office:value-type="string">
            <text:p>0</text:p>
            <text:p>-128</text:p>
          </table:table-cell>
          <table:table-cell table:style-name="ce5" office:value-type="string">
            <text:p>2</text:p>
            <text:p>128</text:p>
          </table:table-cell>
          <table:table-cell table:style-name="ce5" office:value-type="string">
            <text:p>N/A</text:p>
            <text:p>mA</text:p>
          </table:table-cell>
          <table:table-cell table:style-name="ce5" office:value-type="string">
            <text:p>((A*256)+B)/32768</text:p>
            <text:p>((C*256)+D)/256 - 128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32768" office:value-type="float" office:value="0.000030517578125">
            <text:p>0.00003051757812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72]&lt;&gt;&quot;&quot;;&quot;createCall(availPIDs, 0x&quot;&amp; [.M72]&amp; [.B72]&amp;&quot;,&quot;&quot;&quot;&amp;[.D72]&amp;&quot;&quot;&quot;, &quot;&quot;GetNumPIDs&quot;&quot;)&quot;;&quot;&quot;)" office:value-type="string" office:string-value="createCall(availPIDs, 0x38,&quot;O2S5_WR_lambda(1):&#10;Equivalence Ratio&#10;Current&quot;, &quot;GetNumPIDs&quot;)">
            <text:p>createCall(availPIDs, 0x38,"O2S5_WR_lambda(1):<text:line-break/>Equivalence Ratio<text:line-break/>Current", "GetNumPIDs")</text:p>
          </table:table-cell>
          <table:table-cell table:style-name="ce23" table:formula="of:=IF([.I72]&lt;&gt;&quot;&quot;;&quot;id0x&quot;&amp;[.M72]&amp;[.B72]&amp;&quot; = { byte = &quot;&amp;[.I72]&amp;&quot; , size =  &quot;&amp;[.J72]&amp;&quot; , mult = &quot;&amp;TEXT([.K72];&quot;0.############&quot;)&amp;&quot; , offset = &quot;&amp;TEXT([.L72];&quot;0.##############&quot;)&amp;&quot;, unit = &quot;&quot;&quot;&amp;[.G72]&amp;&quot;&quot;&quot;} ,&quot;;&quot;&quot;)" office:value-type="string" office:string-value="id0x38 = { byte = 1 , size =  1 , mult = 0.000030517578 , offset = 0, unit = &quot;N/A&#10;mA&quot;} ,">
            <text:p>id0x38 = { byte = 1 , size = <text:s/>1 , mult = 0.000030517578 , offset = 0, unit = "N/A<text:line-break/>mA"} ,</text:p>
          </table:table-cell>
          <table:table-cell table:number-columns-repeated="100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2S6_WR_lambda(1):</text:p>
            <text:p>Equivalence Ratio</text:p>
            <text:p>Current</text:p>
          </table:table-cell>
          <table:table-cell table:style-name="ce5" office:value-type="string">
            <text:p>0</text:p>
            <text:p>-128</text:p>
          </table:table-cell>
          <table:table-cell table:style-name="ce5" office:value-type="string">
            <text:p>2</text:p>
            <text:p>128</text:p>
          </table:table-cell>
          <table:table-cell table:style-name="ce5" office:value-type="string">
            <text:p>N/A</text:p>
            <text:p>mA</text:p>
          </table:table-cell>
          <table:table-cell table:style-name="ce5" office:value-type="string">
            <text:p>((A*256)+B)/32768</text:p>
            <text:p>((C*256)+D)/256 - 128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32768" office:value-type="float" office:value="0.000030517578125">
            <text:p>0.00003051757812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73]&lt;&gt;&quot;&quot;;&quot;createCall(availPIDs, 0x&quot;&amp; [.M73]&amp; [.B73]&amp;&quot;,&quot;&quot;&quot;&amp;[.D73]&amp;&quot;&quot;&quot;, &quot;&quot;GetNumPIDs&quot;&quot;)&quot;;&quot;&quot;)" office:value-type="string" office:string-value="createCall(availPIDs, 0x39,&quot;O2S6_WR_lambda(1):&#10;Equivalence Ratio&#10;Current&quot;, &quot;GetNumPIDs&quot;)">
            <text:p>createCall(availPIDs, 0x39,"O2S6_WR_lambda(1):<text:line-break/>Equivalence Ratio<text:line-break/>Current", "GetNumPIDs")</text:p>
          </table:table-cell>
          <table:table-cell table:style-name="ce23" table:formula="of:=IF([.I73]&lt;&gt;&quot;&quot;;&quot;id0x&quot;&amp;[.M73]&amp;[.B73]&amp;&quot; = { byte = &quot;&amp;[.I73]&amp;&quot; , size =  &quot;&amp;[.J73]&amp;&quot; , mult = &quot;&amp;TEXT([.K73];&quot;0.############&quot;)&amp;&quot; , offset = &quot;&amp;TEXT([.L73];&quot;0.##############&quot;)&amp;&quot;, unit = &quot;&quot;&quot;&amp;[.G73]&amp;&quot;&quot;&quot;} ,&quot;;&quot;&quot;)" office:value-type="string" office:string-value="id0x39 = { byte = 1 , size =  1 , mult = 0.000030517578 , offset = 0, unit = &quot;N/A&#10;mA&quot;} ,">
            <text:p>id0x39 = { byte = 1 , size = <text:s/>1 , mult = 0.000030517578 , offset = 0, unit = "N/A<text:line-break/>mA"} ,</text:p>
          </table:table-cell>
          <table:table-cell table:number-columns-repeated="100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string">
            <text:p>3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2S7_WR_lambda(1):</text:p>
            <text:p>Equivalence Ratio</text:p>
            <text:p>Current</text:p>
          </table:table-cell>
          <table:table-cell table:style-name="ce5" office:value-type="string">
            <text:p>0</text:p>
            <text:p>-128</text:p>
          </table:table-cell>
          <table:table-cell table:style-name="ce5" office:value-type="string">
            <text:p>2</text:p>
            <text:p>128</text:p>
          </table:table-cell>
          <table:table-cell table:style-name="ce5" office:value-type="string">
            <text:p>N/A</text:p>
            <text:p>mA</text:p>
          </table:table-cell>
          <table:table-cell table:style-name="ce5" office:value-type="string">
            <text:p>((A*256)+B)/32768</text:p>
            <text:p>((C*256)+D)/256 - 128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32768" office:value-type="float" office:value="0.000030517578125">
            <text:p>0.00003051757812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74]&lt;&gt;&quot;&quot;;&quot;createCall(availPIDs, 0x&quot;&amp; [.M74]&amp; [.B74]&amp;&quot;,&quot;&quot;&quot;&amp;[.D74]&amp;&quot;&quot;&quot;, &quot;&quot;GetNumPIDs&quot;&quot;)&quot;;&quot;&quot;)" office:value-type="string" office:string-value="createCall(availPIDs, 0x3A,&quot;O2S7_WR_lambda(1):&#10;Equivalence Ratio&#10;Current&quot;, &quot;GetNumPIDs&quot;)">
            <text:p>createCall(availPIDs, 0x3A,"O2S7_WR_lambda(1):<text:line-break/>Equivalence Ratio<text:line-break/>Current", "GetNumPIDs")</text:p>
          </table:table-cell>
          <table:table-cell table:style-name="ce23" table:formula="of:=IF([.I74]&lt;&gt;&quot;&quot;;&quot;id0x&quot;&amp;[.M74]&amp;[.B74]&amp;&quot; = { byte = &quot;&amp;[.I74]&amp;&quot; , size =  &quot;&amp;[.J74]&amp;&quot; , mult = &quot;&amp;TEXT([.K74];&quot;0.############&quot;)&amp;&quot; , offset = &quot;&amp;TEXT([.L74];&quot;0.##############&quot;)&amp;&quot;, unit = &quot;&quot;&quot;&amp;[.G74]&amp;&quot;&quot;&quot;} ,&quot;;&quot;&quot;)" office:value-type="string" office:string-value="id0x3A = { byte = 1 , size =  1 , mult = 0.000030517578 , offset = 0, unit = &quot;N/A&#10;mA&quot;} ,">
            <text:p>id0x3A = { byte = 1 , size = <text:s/>1 , mult = 0.000030517578 , offset = 0, unit = "N/A<text:line-break/>mA"} ,</text:p>
          </table:table-cell>
          <table:table-cell table:number-columns-repeated="1009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 office:value-type="string">
            <text:p>3B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O2S8_WR_lambda(1):</text:p>
            <text:p>Equivalence Ratio</text:p>
            <text:p>Current</text:p>
          </table:table-cell>
          <table:table-cell table:style-name="ce5" office:value-type="string">
            <text:p>0</text:p>
            <text:p>-128</text:p>
          </table:table-cell>
          <table:table-cell table:style-name="ce5" office:value-type="string">
            <text:p>2</text:p>
            <text:p>128</text:p>
          </table:table-cell>
          <table:table-cell table:style-name="ce5" office:value-type="string">
            <text:p>N/A</text:p>
            <text:p>mA</text:p>
          </table:table-cell>
          <table:table-cell table:style-name="ce5" office:value-type="string">
            <text:p>((A*256)+B)/32768</text:p>
            <text:p>((C*256)+D)/256 - 128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32768" office:value-type="float" office:value="0.000030517578125">
            <text:p>0.000030517578125</text:p>
          </table:table-cell>
          <table:table-cell table:style-name="ce20" office:value-type="float" office:value="0">
            <text:p>0</text:p>
          </table:table-cell>
          <table:table-cell table:style-name="ce20"/>
          <table:table-cell table:style-name="ce16" table:formula="of:=IF([.I75]&lt;&gt;&quot;&quot;;&quot;createCall(availPIDs, 0x&quot;&amp; [.M75]&amp; [.B75]&amp;&quot;,&quot;&quot;&quot;&amp;[.D75]&amp;&quot;&quot;&quot;, &quot;&quot;GetNumPIDs&quot;&quot;)&quot;;&quot;&quot;)" office:value-type="string" office:string-value="createCall(availPIDs, 0x3B,&quot;O2S8_WR_lambda(1):&#10;Equivalence Ratio&#10;Current&quot;, &quot;GetNumPIDs&quot;)">
            <text:p>createCall(availPIDs, 0x3B,"O2S8_WR_lambda(1):<text:line-break/>Equivalence Ratio<text:line-break/>Current", "GetNumPIDs")</text:p>
          </table:table-cell>
          <table:table-cell table:style-name="ce23" table:formula="of:=IF([.I75]&lt;&gt;&quot;&quot;;&quot;id0x&quot;&amp;[.M75]&amp;[.B75]&amp;&quot; = { byte = &quot;&amp;[.I75]&amp;&quot; , size =  &quot;&amp;[.J75]&amp;&quot; , mult = &quot;&amp;TEXT([.K75];&quot;0.############&quot;)&amp;&quot; , offset = &quot;&amp;TEXT([.L75];&quot;0.##############&quot;)&amp;&quot;, unit = &quot;&quot;&quot;&amp;[.G75]&amp;&quot;&quot;&quot;} ,&quot;;&quot;&quot;)" office:value-type="string" office:string-value="id0x3B = { byte = 1 , size =  1 , mult = 0.000030517578 , offset = 0, unit = &quot;N/A&#10;mA&quot;} ,">
            <text:p>id0x3B = { byte = 1 , size = <text:s/>1 , mult = 0.000030517578 , offset = 0, unit = "N/A<text:line-break/>mA"} ,</text:p>
          </table:table-cell>
          <table:table-cell table:number-columns-repeated="1009"/>
        </table:table-row>
        <table:table-row table:style-name="ro8">
          <table:table-cell table:style-name="ce5" office:value-type="float" office:value="1">
            <text:p>1</text:p>
          </table:table-cell>
          <table:table-cell table:style-name="ce5" office:value-type="string">
            <text:p>3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atalyst Temperature</text:p>
            <text:p>Bank 1, Sensor 1</text:p>
          </table:table-cell>
          <table:table-cell table:style-name="ce5" office:value-type="float" office:value="-40">
            <text:p>-40</text:p>
          </table:table-cell>
          <table:table-cell table:style-name="ce5" office:value-type="string">
            <text:p>6,513.5</text:p>
          </table:table-cell>
          <table:table-cell table:style-name="ce5" office:value-type="string">
            <text:p>°C</text:p>
          </table:table-cell>
          <table:table-cell table:style-name="ce5" office:value-type="string">
            <text:p>((A*256)+B)/10 - 4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10" office:value-type="float" office:value="0.1">
            <text:p>0.1</text:p>
          </table:table-cell>
          <table:table-cell table:style-name="ce20" office:value-type="float" office:value="-40">
            <text:p>-40</text:p>
          </table:table-cell>
          <table:table-cell table:style-name="ce20"/>
          <table:table-cell table:style-name="ce16" table:formula="of:=IF([.I76]&lt;&gt;&quot;&quot;;&quot;createCall(availPIDs, 0x&quot;&amp; [.M76]&amp; [.B76]&amp;&quot;,&quot;&quot;&quot;&amp;[.D76]&amp;&quot;&quot;&quot;, &quot;&quot;GetNumPIDs&quot;&quot;)&quot;;&quot;&quot;)" office:value-type="string" office:string-value="createCall(availPIDs, 0x3C,&quot;Catalyst Temperature&#10;Bank 1, Sensor 1&quot;, &quot;GetNumPIDs&quot;)">
            <text:p>createCall(availPIDs, 0x3C,"Catalyst Temperature<text:line-break/>Bank 1, Sensor 1", "GetNumPIDs")</text:p>
          </table:table-cell>
          <table:table-cell table:style-name="ce23" table:formula="of:=IF([.I76]&lt;&gt;&quot;&quot;;&quot;id0x&quot;&amp;[.M76]&amp;[.B76]&amp;&quot; = { byte = &quot;&amp;[.I76]&amp;&quot; , size =  &quot;&amp;[.J76]&amp;&quot; , mult = &quot;&amp;TEXT([.K76];&quot;0.############&quot;)&amp;&quot; , offset = &quot;&amp;TEXT([.L76];&quot;0.##############&quot;)&amp;&quot;, unit = &quot;&quot;&quot;&amp;[.G76]&amp;&quot;&quot;&quot;} ,&quot;;&quot;&quot;)" office:value-type="string" office:string-value="id0x3C = { byte = 1 , size =  1 , mult = 0.1 , offset = -40, unit = &quot;°C&quot;} ,">
            <text:p>id0x3C = { byte = 1 , size = <text:s/>1 , mult = 0.1 , offset = -40, unit = "°C"} ,</text:p>
          </table:table-cell>
          <table:table-cell table:number-columns-repeated="1009"/>
        </table:table-row>
        <table:table-row table:style-name="ro8">
          <table:table-cell table:style-name="ce5" office:value-type="float" office:value="1">
            <text:p>1</text:p>
          </table:table-cell>
          <table:table-cell table:style-name="ce5" office:value-type="string">
            <text:p>3D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atalyst Temperature</text:p>
            <text:p>Bank 2, Sensor 1</text:p>
          </table:table-cell>
          <table:table-cell table:style-name="ce5" office:value-type="float" office:value="-40">
            <text:p>-40</text:p>
          </table:table-cell>
          <table:table-cell table:style-name="ce5" office:value-type="string">
            <text:p>6,513.5</text:p>
          </table:table-cell>
          <table:table-cell table:style-name="ce5" office:value-type="string">
            <text:p>°C</text:p>
          </table:table-cell>
          <table:table-cell table:style-name="ce5" office:value-type="string">
            <text:p>((A*256)+B)/10 - 4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10" office:value-type="float" office:value="0.1">
            <text:p>0.1</text:p>
          </table:table-cell>
          <table:table-cell table:style-name="ce20" office:value-type="float" office:value="-40">
            <text:p>-40</text:p>
          </table:table-cell>
          <table:table-cell table:style-name="ce20"/>
          <table:table-cell table:style-name="ce16" table:formula="of:=IF([.I77]&lt;&gt;&quot;&quot;;&quot;createCall(availPIDs, 0x&quot;&amp; [.M77]&amp; [.B77]&amp;&quot;,&quot;&quot;&quot;&amp;[.D77]&amp;&quot;&quot;&quot;, &quot;&quot;GetNumPIDs&quot;&quot;)&quot;;&quot;&quot;)" office:value-type="string" office:string-value="createCall(availPIDs, 0x3D,&quot;Catalyst Temperature&#10;Bank 2, Sensor 1&quot;, &quot;GetNumPIDs&quot;)">
            <text:p>createCall(availPIDs, 0x3D,"Catalyst Temperature<text:line-break/>Bank 2, Sensor 1", "GetNumPIDs")</text:p>
          </table:table-cell>
          <table:table-cell table:style-name="ce23" table:formula="of:=IF([.I77]&lt;&gt;&quot;&quot;;&quot;id0x&quot;&amp;[.M77]&amp;[.B77]&amp;&quot; = { byte = &quot;&amp;[.I77]&amp;&quot; , size =  &quot;&amp;[.J77]&amp;&quot; , mult = &quot;&amp;TEXT([.K77];&quot;0.############&quot;)&amp;&quot; , offset = &quot;&amp;TEXT([.L77];&quot;0.##############&quot;)&amp;&quot;, unit = &quot;&quot;&quot;&amp;[.G77]&amp;&quot;&quot;&quot;} ,&quot;;&quot;&quot;)" office:value-type="string" office:string-value="id0x3D = { byte = 1 , size =  1 , mult = 0.1 , offset = -40, unit = &quot;°C&quot;} ,">
            <text:p>id0x3D = { byte = 1 , size = <text:s/>1 , mult = 0.1 , offset = -40, unit = "°C"} ,</text:p>
          </table:table-cell>
          <table:table-cell table:number-columns-repeated="1009"/>
        </table:table-row>
        <table:table-row table:style-name="ro8">
          <table:table-cell table:style-name="ce5" office:value-type="float" office:value="1">
            <text:p>1</text:p>
          </table:table-cell>
          <table:table-cell table:style-name="ce5" office:value-type="string">
            <text:p>3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atalyst Temperature</text:p>
            <text:p>Bank 1, Sensor 2</text:p>
          </table:table-cell>
          <table:table-cell table:style-name="ce5" office:value-type="float" office:value="-40">
            <text:p>-40</text:p>
          </table:table-cell>
          <table:table-cell table:style-name="ce5" office:value-type="string">
            <text:p>6,513.5</text:p>
          </table:table-cell>
          <table:table-cell table:style-name="ce5" office:value-type="string">
            <text:p>°C</text:p>
          </table:table-cell>
          <table:table-cell table:style-name="ce5" office:value-type="string">
            <text:p>((A*256)+B)/10 - 4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10" office:value-type="float" office:value="0.1">
            <text:p>0.1</text:p>
          </table:table-cell>
          <table:table-cell table:style-name="ce20" office:value-type="float" office:value="-40">
            <text:p>-40</text:p>
          </table:table-cell>
          <table:table-cell table:style-name="ce20"/>
          <table:table-cell table:style-name="ce16" table:formula="of:=IF([.I78]&lt;&gt;&quot;&quot;;&quot;createCall(availPIDs, 0x&quot;&amp; [.M78]&amp; [.B78]&amp;&quot;,&quot;&quot;&quot;&amp;[.D78]&amp;&quot;&quot;&quot;, &quot;&quot;GetNumPIDs&quot;&quot;)&quot;;&quot;&quot;)" office:value-type="string" office:string-value="createCall(availPIDs, 0x3E,&quot;Catalyst Temperature&#10;Bank 1, Sensor 2&quot;, &quot;GetNumPIDs&quot;)">
            <text:p>createCall(availPIDs, 0x3E,"Catalyst Temperature<text:line-break/>Bank 1, Sensor 2", "GetNumPIDs")</text:p>
          </table:table-cell>
          <table:table-cell table:style-name="ce23" table:formula="of:=IF([.I78]&lt;&gt;&quot;&quot;;&quot;id0x&quot;&amp;[.M78]&amp;[.B78]&amp;&quot; = { byte = &quot;&amp;[.I78]&amp;&quot; , size =  &quot;&amp;[.J78]&amp;&quot; , mult = &quot;&amp;TEXT([.K78];&quot;0.############&quot;)&amp;&quot; , offset = &quot;&amp;TEXT([.L78];&quot;0.##############&quot;)&amp;&quot;, unit = &quot;&quot;&quot;&amp;[.G78]&amp;&quot;&quot;&quot;} ,&quot;;&quot;&quot;)" office:value-type="string" office:string-value="id0x3E = { byte = 1 , size =  1 , mult = 0.1 , offset = -40, unit = &quot;°C&quot;} ,">
            <text:p>id0x3E = { byte = 1 , size = <text:s/>1 , mult = 0.1 , offset = -40, unit = "°C"} ,</text:p>
          </table:table-cell>
          <table:table-cell table:number-columns-repeated="1009"/>
        </table:table-row>
        <table:table-row table:style-name="ro8">
          <table:table-cell table:style-name="ce5" office:value-type="float" office:value="1">
            <text:p>1</text:p>
          </table:table-cell>
          <table:table-cell table:style-name="ce5" office:value-type="string">
            <text:p>3F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atalyst Temperature</text:p>
            <text:p>Bank 2, Sensor 2</text:p>
          </table:table-cell>
          <table:table-cell table:style-name="ce5" office:value-type="float" office:value="-40">
            <text:p>-40</text:p>
          </table:table-cell>
          <table:table-cell table:style-name="ce5" office:value-type="string">
            <text:p>6,513.5</text:p>
          </table:table-cell>
          <table:table-cell table:style-name="ce5" office:value-type="string">
            <text:p>°C</text:p>
          </table:table-cell>
          <table:table-cell table:style-name="ce5" office:value-type="string">
            <text:p>((A*256)+B)/10 - 40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20" table:formula="of:=1/10" office:value-type="float" office:value="0.1">
            <text:p>0.1</text:p>
          </table:table-cell>
          <table:table-cell table:style-name="ce20" office:value-type="float" office:value="-40">
            <text:p>-40</text:p>
          </table:table-cell>
          <table:table-cell table:style-name="ce20"/>
          <table:table-cell table:style-name="ce16" table:formula="of:=IF([.I79]&lt;&gt;&quot;&quot;;&quot;createCall(availPIDs, 0x&quot;&amp; [.M79]&amp; [.B79]&amp;&quot;,&quot;&quot;&quot;&amp;[.D79]&amp;&quot;&quot;&quot;, &quot;&quot;GetNumPIDs&quot;&quot;)&quot;;&quot;&quot;)" office:value-type="string" office:string-value="createCall(availPIDs, 0x3F,&quot;Catalyst Temperature&#10;Bank 2, Sensor 2&quot;, &quot;GetNumPIDs&quot;)">
            <text:p>createCall(availPIDs, 0x3F,"Catalyst Temperature<text:line-break/>Bank 2, Sensor 2", "GetNumPIDs")</text:p>
          </table:table-cell>
          <table:table-cell table:style-name="ce23" table:formula="of:=IF([.I79]&lt;&gt;&quot;&quot;;&quot;id0x&quot;&amp;[.M79]&amp;[.B79]&amp;&quot; = { byte = &quot;&amp;[.I79]&amp;&quot; , size =  &quot;&amp;[.J79]&amp;&quot; , mult = &quot;&amp;TEXT([.K79];&quot;0.############&quot;)&amp;&quot; , offset = &quot;&amp;TEXT([.L79];&quot;0.##############&quot;)&amp;&quot;, unit = &quot;&quot;&quot;&amp;[.G79]&amp;&quot;&quot;&quot;} ,&quot;;&quot;&quot;)" office:value-type="string" office:string-value="id0x3F = { byte = 1 , size =  1 , mult = 0.1 , offset = -40, unit = &quot;°C&quot;} ,">
            <text:p>id0x3F = { byte = 1 , size = <text:s/>1 , mult = 0.1 , offset = -40, unit = "°C"} ,</text:p>
          </table:table-cell>
          <table:table-cell table:number-columns-repeated="100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PIDs supported 41-60</text:p>
          </table:table-cell>
          <table:table-cell table:style-name="ce6" table:number-columns-repeated="3"/>
          <table:table-cell table:style-name="ce3" office:value-type="string">
            <text:p>Bit encoded [A7..D0] == [PID 0x41..PID 0x60]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nitor status this drive cycle</text:p>
          </table:table-cell>
          <table:table-cell table:style-name="ce6" table:number-columns-repeated="3"/>
          <table:table-cell table:style-name="ce11" office:value-type="string">
            <text:p>Bit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ntrol module voltag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535">
            <text:p>65535</text:p>
          </table:table-cell>
          <table:table-cell table:style-name="ce3" office:value-type="string">
            <text:p>V</text:p>
          </table:table-cell>
          <table:table-cell table:style-name="ce3" office:value-type="string">
            <text:p>((A*256)+B)/1000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bsolute load valu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.7">
            <text:p>25,7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((A*256)+B)*100/255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ommand equivalence ratio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((A*256)+B)/32768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Relative throttle positi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mbient air temperature</text:p>
          </table:table-cell>
          <table:table-cell table:style-name="ce3" office:value-type="float" office:value="-40">
            <text:p>-40</text:p>
          </table:table-cell>
          <table:table-cell table:style-name="ce3" office:value-type="float" office:value="215">
            <text:p>215</text:p>
          </table:table-cell>
          <table:table-cell table:style-name="ce3" office:value-type="string">
            <text:p>°C</text:p>
          </table:table-cell>
          <table:table-cell table:style-name="ce3" office:value-type="string">
            <text:p>A-40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bsolute throttle position B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bsolute throttle position C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A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B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ccelerator pedal position F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C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Commanded throttle actuator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D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ime run with MIL on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(A*256)+B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4E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Time since trouble codes cleared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5.535">
            <text:p>65,535</text:p>
          </table:table-cell>
          <table:table-cell table:style-name="ce3" office:value-type="string">
            <text:p>minutes</text:p>
          </table:table-cell>
          <table:table-cell table:style-name="ce3" office:value-type="string">
            <text:p>(A*256)+B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Fuel Type</text:p>
          </table:table-cell>
          <table:table-cell table:style-name="ce6" table:number-columns-repeated="3"/>
          <table:table-cell table:style-name="ce11" office:value-type="string">
            <text:p>From fuel type table <text:a xlink:href="http://en.wikipedia.org/wiki/OBD-II_PIDs#Fuel_Type_Coding">see below</text:a>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Ethanol fuel %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 %</text:p>
          </table:table-cell>
          <table:table-cell table:style-name="ce3" office:value-type="string">
            <text:p>A*100/255</text:p>
          </table:table-cell>
          <table:table-cell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bsoulute Evap system Vapour Pressure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27675">
            <text:p>327675</text:p>
          </table:table-cell>
          <table:table-cell table:style-name="ce3" office:value-type="string">
            <text:p>kpa</text:p>
          </table:table-cell>
          <table:table-cell table:style-name="ce3" office:value-type="string">
            <text:p>1/200 per bit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11" office:value-type="string">
            <text:p>Returns numerous data, including Drive Condition ID and Engine Speed*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3" office:value-type="string">
            <text:p> ?</text:p>
          </table:table-cell>
          <table:table-cell table:style-name="ce11" office:value-type="string">
            <text:p>B5 is Engine Idle Request</text:p>
            <text:p>B6 is Engine Stop Request*</text:p>
          </table:table-cell>
          <table:table-cell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Freeze frame trouble code</text:p>
          </table:table-cell>
          <table:table-cell table:style-name="ce6" table:number-columns-repeated="3"/>
          <table:table-cell table:style-name="ce11" office:value-type="string">
            <text:p>BCD encoded,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n*6</text:p>
          </table:table-cell>
          <table:table-cell table:style-name="ce3" office:value-type="string">
            <text:p>Request trouble codes</text:p>
          </table:table-cell>
          <table:table-cell table:style-name="ce6" table:number-columns-repeated="3"/>
          <table:table-cell table:style-name="ce11" office:value-type="string">
            <text:p>3 codes per message frame, BCD encoded. <text:a xlink:href="http://en.wikipedia.org/wiki/OBD-II_PIDs#Bitwise_encoded_PIDs">See below.</text:a></text:p>
          </table:table-cell>
          <table:table-cell table:number-columns-repeated="1016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office:value-type="string">
            <text:p>N/A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Clear trouble codes / Malfunction indicator lamp (MIL) / Check engine light</text:p>
          </table:table-cell>
          <table:table-cell table:style-name="ce6" table:number-columns-repeated="3"/>
          <table:table-cell table:style-name="ce11" office:value-type="string">
            <text:p>Clears all stored trouble codes and turns the MIL off.</text:p>
          </table:table-cell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float" office:value="100">
            <text:p>100</text:p>
          </table:table-cell>
          <table:table-cell table:style-name="ce6"/>
          <table:table-cell table:style-name="ce3" office:value-type="string">
            <text:p>OBD Monitor IDs supported ($01 - $20)</text:p>
          </table:table-cell>
          <table:table-cell table:style-name="ce6" table:number-columns-repeated="3"/>
          <table:table-cell table:style-name="ce13"/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01">
            <text:p>101</text:p>
          </table:table-cell>
          <table:table-cell table:style-name="ce6"/>
          <table:table-cell table:style-name="ce3" office:value-type="string">
            <text:p>O2 Sensor Monitor Bank 1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02">
            <text:p>102</text:p>
          </table:table-cell>
          <table:table-cell table:style-name="ce6"/>
          <table:table-cell table:style-name="ce3" office:value-type="string">
            <text:p>O2 Sensor Monitor Bank 1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03">
            <text:p>103</text:p>
          </table:table-cell>
          <table:table-cell table:style-name="ce6"/>
          <table:table-cell table:style-name="ce3" office:value-type="string">
            <text:p>O2 Sensor Monitor Bank 1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04">
            <text:p>104</text:p>
          </table:table-cell>
          <table:table-cell table:style-name="ce6"/>
          <table:table-cell table:style-name="ce3" office:value-type="string">
            <text:p>O2 Sensor Monitor Bank 1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05">
            <text:p>105</text:p>
          </table:table-cell>
          <table:table-cell table:style-name="ce6"/>
          <table:table-cell table:style-name="ce3" office:value-type="string">
            <text:p>O2 Sensor Monitor Bank 2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06">
            <text:p>106</text:p>
          </table:table-cell>
          <table:table-cell table:style-name="ce6"/>
          <table:table-cell table:style-name="ce3" office:value-type="string">
            <text:p>O2 Sensor Monitor Bank 2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07">
            <text:p>107</text:p>
          </table:table-cell>
          <table:table-cell table:style-name="ce6"/>
          <table:table-cell table:style-name="ce3" office:value-type="string">
            <text:p>O2 Sensor Monitor Bank 2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08">
            <text:p>108</text:p>
          </table:table-cell>
          <table:table-cell table:style-name="ce6"/>
          <table:table-cell table:style-name="ce3" office:value-type="string">
            <text:p>O2 Sensor Monitor Bank 2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09">
            <text:p>109</text:p>
          </table:table-cell>
          <table:table-cell table:style-name="ce6"/>
          <table:table-cell table:style-name="ce3" office:value-type="string">
            <text:p>O2 Sensor Monitor Bank 3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010A</text:p>
          </table:table-cell>
          <table:table-cell table:style-name="ce6"/>
          <table:table-cell table:style-name="ce3" office:value-type="string">
            <text:p>O2 Sensor Monitor Bank 3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010B</text:p>
          </table:table-cell>
          <table:table-cell table:style-name="ce6"/>
          <table:table-cell table:style-name="ce3" office:value-type="string">
            <text:p>O2 Sensor Monitor Bank 3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010C</text:p>
          </table:table-cell>
          <table:table-cell table:style-name="ce6"/>
          <table:table-cell table:style-name="ce3" office:value-type="string">
            <text:p>O2 Sensor Monitor Bank 3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010D</text:p>
          </table:table-cell>
          <table:table-cell table:style-name="ce6"/>
          <table:table-cell table:style-name="ce3" office:value-type="string">
            <text:p>O2 Sensor Monitor Bank 4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010E</text:p>
          </table:table-cell>
          <table:table-cell table:style-name="ce6"/>
          <table:table-cell table:style-name="ce3" office:value-type="string">
            <text:p>O2 Sensor Monitor Bank 4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010F</text:p>
          </table:table-cell>
          <table:table-cell table:style-name="ce6"/>
          <table:table-cell table:style-name="ce3" office:value-type="string">
            <text:p>O2 Sensor Monitor Bank 4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3" office:value-type="string">
            <text:p>O2 Sensor Monitor Bank 4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Rich to lean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201">
            <text:p>201</text:p>
          </table:table-cell>
          <table:table-cell table:style-name="ce6"/>
          <table:table-cell table:style-name="ce3" office:value-type="string">
            <text:p>O2 Sensor Monitor Bank 1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202">
            <text:p>202</text:p>
          </table:table-cell>
          <table:table-cell table:style-name="ce6"/>
          <table:table-cell table:style-name="ce3" office:value-type="string">
            <text:p>O2 Sensor Monitor Bank 1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203">
            <text:p>203</text:p>
          </table:table-cell>
          <table:table-cell table:style-name="ce6"/>
          <table:table-cell table:style-name="ce3" office:value-type="string">
            <text:p>O2 Sensor Monitor Bank 1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204">
            <text:p>204</text:p>
          </table:table-cell>
          <table:table-cell table:style-name="ce6"/>
          <table:table-cell table:style-name="ce3" office:value-type="string">
            <text:p>O2 Sensor Monitor Bank 1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205">
            <text:p>205</text:p>
          </table:table-cell>
          <table:table-cell table:style-name="ce6"/>
          <table:table-cell table:style-name="ce3" office:value-type="string">
            <text:p>O2 Sensor Monitor Bank 2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206">
            <text:p>206</text:p>
          </table:table-cell>
          <table:table-cell table:style-name="ce6"/>
          <table:table-cell table:style-name="ce3" office:value-type="string">
            <text:p>O2 Sensor Monitor Bank 2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207">
            <text:p>207</text:p>
          </table:table-cell>
          <table:table-cell table:style-name="ce6"/>
          <table:table-cell table:style-name="ce3" office:value-type="string">
            <text:p>O2 Sensor Monitor Bank 2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208">
            <text:p>208</text:p>
          </table:table-cell>
          <table:table-cell table:style-name="ce6"/>
          <table:table-cell table:style-name="ce3" office:value-type="string">
            <text:p>O2 Sensor Monitor Bank 2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209">
            <text:p>209</text:p>
          </table:table-cell>
          <table:table-cell table:style-name="ce6"/>
          <table:table-cell table:style-name="ce3" office:value-type="string">
            <text:p>O2 Sensor Monitor Bank 3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020A</text:p>
          </table:table-cell>
          <table:table-cell table:style-name="ce6"/>
          <table:table-cell table:style-name="ce3" office:value-type="string">
            <text:p>O2 Sensor Monitor Bank 3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020B</text:p>
          </table:table-cell>
          <table:table-cell table:style-name="ce6"/>
          <table:table-cell table:style-name="ce3" office:value-type="string">
            <text:p>O2 Sensor Monitor Bank 3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020C</text:p>
          </table:table-cell>
          <table:table-cell table:style-name="ce6"/>
          <table:table-cell table:style-name="ce3" office:value-type="string">
            <text:p>O2 Sensor Monitor Bank 3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020D</text:p>
          </table:table-cell>
          <table:table-cell table:style-name="ce6"/>
          <table:table-cell table:style-name="ce3" office:value-type="string">
            <text:p>O2 Sensor Monitor Bank 4 Sensor 1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020E</text:p>
          </table:table-cell>
          <table:table-cell table:style-name="ce6"/>
          <table:table-cell table:style-name="ce3" office:value-type="string">
            <text:p>O2 Sensor Monitor Bank 4 Sensor 2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string">
            <text:p>020F</text:p>
          </table:table-cell>
          <table:table-cell table:style-name="ce6"/>
          <table:table-cell table:style-name="ce3" office:value-type="string">
            <text:p>O2 Sensor Monitor Bank 4 Sensor 3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3" office:value-type="float" office:value="210">
            <text:p>210</text:p>
          </table:table-cell>
          <table:table-cell table:style-name="ce6"/>
          <table:table-cell table:style-name="ce3" office:value-type="string">
            <text:p>O2 Sensor Monitor Bank 4 Sensor 4</text:p>
          </table:table-cell>
          <table:table-cell table:style-name="ce3" office:value-type="string">
            <text:p>0.00</text:p>
          </table:table-cell>
          <table:table-cell table:style-name="ce3" office:value-type="float" office:value="1275">
            <text:p>1275</text:p>
          </table:table-cell>
          <table:table-cell table:style-name="ce3" office:value-type="string">
            <text:p>Volts</text:p>
          </table:table-cell>
          <table:table-cell table:style-name="ce3" office:value-type="string">
            <text:p>0.005 Lean to Rich sensor threshold voltage</text:p>
          </table:table-cell>
          <table:table-cell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mode 9 supported PIDs 01 to 20</text:p>
          </table:table-cell>
          <table:table-cell table:style-name="ce6" table:number-columns-repeated="3"/>
          <table:table-cell table:style-name="ce12" office:value-type="string">
            <text:p>Bit encoded</text:p>
          </table:table-cell>
          <table:table-cell table:number-columns-repeated="1016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5x5</text:p>
          </table:table-cell>
          <table:table-cell table:style-name="ce3" office:value-type="string">
            <text:p>Vehicle identification number (VIN)</text:p>
          </table:table-cell>
          <table:table-cell table:style-name="ce6" table:number-columns-repeated="3"/>
          <table:table-cell table:style-name="ce11" office:value-type="string">
            <text:p>Returns 5 lines, A is line ordering flag, B-E ASCII coded VIN digits.</text:p>
          </table:table-cell>
          <table:table-cell table:number-columns-repeated="1016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varies</text:p>
          </table:table-cell>
          <table:table-cell table:style-name="ce3" office:value-type="string">
            <text:p>calibration ID</text:p>
          </table:table-cell>
          <table:table-cell table:style-name="ce6" table:number-columns-repeated="3"/>
          <table:table-cell table:style-name="ce11" office:value-type="string">
            <text:p>Returns multiple lines, ASCII coded</text:p>
          </table:table-cell>
          <table:table-cell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alibration</text:p>
          </table:table-cell>
          <table:table-cell table:style-name="ce6" table:number-columns-repeated="2"/>
          <table:table-cell table:number-columns-repeated="1018"/>
        </table:table-row>
        <table:table-row table:style-name="ro4" table:number-rows-repeated="6539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2">12.12.2010</text:date>, <text:time>15:50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fen Köhler</meta:initial-creator>
    <meta:creation-date>2010-07-14T14:30:57</meta:creation-date>
    <dc:date>2010-12-12T15:50:58</dc:date>
    <dc:creator>Wolfgang </dc:creator>
    <meta:editing-duration>PT48H56M20S</meta:editing-duration>
    <meta:editing-cycles>12</meta:editing-cycles>
    <meta:generator>OpenOffice.org/3.2$Linux OpenOffice.org_project/320m12$Build-9483</meta:generator>
    <meta:document-statistic meta:table-count="3" meta:cell-count="1498" meta:object-count="0"/>
  </office:meta>
</office:document-meta>
</file>